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a8bf" officeooo:paragraph-rsid="0019a8bf"/>
    </style:style>
    <style:style style:name="P2" style:family="paragraph" style:parent-style-name="Standard">
      <style:text-properties officeooo:paragraph-rsid="00273096"/>
    </style:style>
    <style:style style:name="P3" style:family="paragraph" style:parent-style-name="Standard">
      <style:text-properties officeooo:rsid="002cce29" officeooo:paragraph-rsid="002cce29"/>
    </style:style>
    <style:style style:name="P4" style:family="paragraph" style:parent-style-name="Standard">
      <style:text-properties officeooo:rsid="002dc508" officeooo:paragraph-rsid="002dc508"/>
    </style:style>
    <style:style style:name="P5" style:family="paragraph" style:parent-style-name="Standard">
      <style:text-properties officeooo:rsid="0030daf6" officeooo:paragraph-rsid="0030daf6"/>
    </style:style>
    <style:style style:name="P6" style:family="paragraph" style:parent-style-name="Standard">
      <style:text-properties officeooo:rsid="0031f4ee" officeooo:paragraph-rsid="0031f4ee"/>
    </style:style>
    <style:style style:name="P7" style:family="paragraph" style:parent-style-name="Standard">
      <style:text-properties officeooo:rsid="00340e83" officeooo:paragraph-rsid="00340e83"/>
    </style:style>
    <style:style style:name="P8" style:family="paragraph" style:parent-style-name="Standard">
      <style:text-properties officeooo:paragraph-rsid="003449ae"/>
    </style:style>
    <style:style style:name="P9" style:family="paragraph" style:parent-style-name="Standard">
      <style:text-properties officeooo:rsid="004a0ed4" officeooo:paragraph-rsid="004a0ed4"/>
    </style:style>
    <style:style style:name="P10" style:family="paragraph" style:parent-style-name="Standard">
      <style:text-properties officeooo:rsid="00615c07" officeooo:paragraph-rsid="00615c07"/>
    </style:style>
    <style:style style:name="P11" style:family="paragraph" style:parent-style-name="Standard">
      <style:text-properties officeooo:rsid="0065853e" officeooo:paragraph-rsid="0065853e"/>
    </style:style>
    <style:style style:name="P12" style:family="paragraph" style:parent-style-name="Standard">
      <style:text-properties officeooo:rsid="007fce17" officeooo:paragraph-rsid="007fce17"/>
    </style:style>
    <style:style style:name="P13" style:family="paragraph" style:parent-style-name="Standard">
      <style:text-properties officeooo:rsid="008ee934" officeooo:paragraph-rsid="008ee934"/>
    </style:style>
    <style:style style:name="P14" style:family="paragraph" style:parent-style-name="Standard">
      <style:text-properties officeooo:rsid="0093aa52" officeooo:paragraph-rsid="0093aa52"/>
    </style:style>
    <style:style style:name="P15" style:family="paragraph" style:parent-style-name="Standard">
      <style:text-properties style:text-position="0% 100%" officeooo:rsid="00340e83" officeooo:paragraph-rsid="00340e83"/>
    </style:style>
    <style:style style:name="P16" style:family="paragraph" style:parent-style-name="Standard">
      <style:text-properties style:text-position="0% 100%" officeooo:rsid="004a0ed4" officeooo:paragraph-rsid="004a0ed4"/>
    </style:style>
    <style:style style:name="P17" style:family="paragraph" style:parent-style-name="Standard">
      <style:text-properties style:text-position="0% 100%" officeooo:rsid="005ce4c7" officeooo:paragraph-rsid="005ce4c7"/>
    </style:style>
    <style:style style:name="P18" style:family="paragraph" style:parent-style-name="Standard">
      <style:text-properties style:text-position="0% 100%" officeooo:rsid="005f6758" officeooo:paragraph-rsid="005f6758"/>
    </style:style>
    <style:style style:name="P19" style:family="paragraph" style:parent-style-name="Standard">
      <style:text-properties style:text-position="0% 100%" officeooo:rsid="00615c07" officeooo:paragraph-rsid="00615c07"/>
    </style:style>
    <style:style style:name="P20" style:family="paragraph" style:parent-style-name="Standard">
      <style:text-properties style:text-position="0% 100%" officeooo:rsid="0065853e" officeooo:paragraph-rsid="0065853e"/>
    </style:style>
    <style:style style:name="P21" style:family="paragraph" style:parent-style-name="Standard">
      <style:text-properties style:text-position="0% 100%" officeooo:rsid="0065853e" officeooo:paragraph-rsid="00b0c6ed"/>
    </style:style>
    <style:style style:name="P22" style:family="paragraph" style:parent-style-name="Standard">
      <style:text-properties style:text-position="0% 100%" style:font-name="Liberation Serif" officeooo:rsid="00689fb8" officeooo:paragraph-rsid="0065853e"/>
    </style:style>
    <style:style style:name="P23" style:family="paragraph" style:parent-style-name="Standard">
      <style:text-properties style:text-position="0% 100%" style:font-name="Liberation Serif" officeooo:rsid="0065853e" officeooo:paragraph-rsid="0065853e"/>
    </style:style>
    <style:style style:name="P24" style:family="paragraph" style:parent-style-name="Standard">
      <style:text-properties style:text-position="0% 100%" style:font-name="Liberation Serif" officeooo:rsid="007be127" officeooo:paragraph-rsid="007be127"/>
    </style:style>
    <style:style style:name="P25" style:family="paragraph" style:parent-style-name="Standard">
      <style:text-properties style:text-position="0% 100%" style:font-name="Liberation Serif" officeooo:rsid="007fce17" officeooo:paragraph-rsid="007fce17"/>
    </style:style>
    <style:style style:name="P26" style:family="paragraph" style:parent-style-name="Standard">
      <style:text-properties style:text-position="0% 100%" style:font-name="Liberation Serif" officeooo:rsid="007fce17" officeooo:paragraph-rsid="00b45694"/>
    </style:style>
    <style:style style:name="P27" style:family="paragraph" style:parent-style-name="Standard">
      <style:text-properties style:text-position="0% 100%" style:font-name="Liberation Serif" officeooo:rsid="00814425" officeooo:paragraph-rsid="00814425"/>
    </style:style>
    <style:style style:name="P28" style:family="paragraph" style:parent-style-name="Standard">
      <style:text-properties style:text-position="0% 100%" style:font-name="Liberation Serif" officeooo:rsid="00814425" officeooo:paragraph-rsid="00b77e2a"/>
    </style:style>
    <style:style style:name="P29" style:family="paragraph" style:parent-style-name="Standard">
      <style:text-properties style:text-position="0% 100%" style:font-name="Liberation Serif" officeooo:rsid="0083aaa3" officeooo:paragraph-rsid="0083aaa3"/>
    </style:style>
    <style:style style:name="P30" style:family="paragraph" style:parent-style-name="Standard">
      <style:text-properties style:text-position="0% 100%" style:font-name="Liberation Serif" officeooo:rsid="0083aaa3" officeooo:paragraph-rsid="00b77e2a"/>
    </style:style>
    <style:style style:name="P31" style:family="paragraph" style:parent-style-name="Standard">
      <style:text-properties style:text-position="0% 100%" style:font-name="Liberation Serif" officeooo:rsid="0085285a" officeooo:paragraph-rsid="0085285a"/>
    </style:style>
    <style:style style:name="P32" style:family="paragraph" style:parent-style-name="Standard">
      <style:text-properties style:text-position="0% 100%" style:font-name="Liberation Serif" officeooo:rsid="0085285a" officeooo:paragraph-rsid="00b77e2a"/>
    </style:style>
    <style:style style:name="P33" style:family="paragraph" style:parent-style-name="Standard">
      <style:text-properties style:text-position="0% 100%" style:font-name="Liberation Serif" officeooo:rsid="008ee934" officeooo:paragraph-rsid="008ee934"/>
    </style:style>
    <style:style style:name="P34" style:family="paragraph" style:parent-style-name="Standard">
      <style:text-properties style:text-position="0% 100%" style:font-name="Liberation Serif" officeooo:rsid="008ee934" officeooo:paragraph-rsid="00b77e2a"/>
    </style:style>
    <style:style style:name="P35" style:family="paragraph" style:parent-style-name="Standard">
      <style:text-properties style:text-position="0% 100%" style:font-name="Liberation Serif" officeooo:rsid="00b5f562" officeooo:paragraph-rsid="00b5f562"/>
    </style:style>
    <style:style style:name="P36" style:family="paragraph" style:parent-style-name="Standard">
      <style:text-properties style:text-position="0% 100%" officeooo:rsid="00a13b5c" officeooo:paragraph-rsid="005ce4c7"/>
    </style:style>
    <style:style style:name="P37" style:family="paragraph" style:parent-style-name="Standard">
      <style:paragraph-properties fo:break-before="page"/>
      <style:text-properties style:text-position="0% 100%" officeooo:rsid="00a13b5c" officeooo:paragraph-rsid="005ce4c7"/>
    </style:style>
    <style:style style:name="P38" style:family="paragraph" style:parent-style-name="Standard">
      <style:text-properties style:text-position="0% 100%" officeooo:rsid="00a3a795" officeooo:paragraph-rsid="00a3a795"/>
    </style:style>
    <style:style style:name="P39" style:family="paragraph" style:parent-style-name="Standard">
      <style:text-properties style:text-position="0% 100%" officeooo:rsid="00a6f721" officeooo:paragraph-rsid="00a6f721"/>
    </style:style>
    <style:style style:name="P40" style:family="paragraph" style:parent-style-name="Standard">
      <style:text-properties style:text-position="0% 100%" officeooo:rsid="00a960eb" officeooo:paragraph-rsid="00a960eb"/>
    </style:style>
    <style:style style:name="P41" style:family="paragraph" style:parent-style-name="Standard">
      <style:text-properties style:text-position="0% 100%" officeooo:rsid="00ad41b6" officeooo:paragraph-rsid="00ad41b6"/>
    </style:style>
    <style:style style:name="P42" style:family="paragraph" style:parent-style-name="Standard">
      <style:text-properties officeooo:rsid="0019a8bf" officeooo:paragraph-rsid="0019a8bf"/>
    </style:style>
    <style:style style:name="P43" style:family="paragraph" style:parent-style-name="Standard">
      <style:text-properties officeooo:rsid="007fce17" officeooo:paragraph-rsid="00b45694"/>
    </style:style>
    <style:style style:name="P44" style:family="paragraph" style:parent-style-name="Standard">
      <style:text-properties officeooo:rsid="008ee934" officeooo:paragraph-rsid="00b77e2a"/>
    </style:style>
    <style:style style:name="T1" style:family="text">
      <style:text-properties officeooo:rsid="002f520b"/>
    </style:style>
    <style:style style:name="T2" style:family="text">
      <style:text-properties officeooo:rsid="002f8258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3449ae"/>
    </style:style>
    <style:style style:name="T5" style:family="text">
      <style:text-properties style:text-position="sub 58%" style:font-name="Liberation Serif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31ec67"/>
    </style:style>
    <style:style style:name="T8" style:family="text">
      <style:text-properties style:text-position="0% 100%" officeooo:rsid="0061d5ee"/>
    </style:style>
    <style:style style:name="T9" style:family="text">
      <style:text-properties style:text-position="0% 100%" style:font-name="Liberation Serif"/>
    </style:style>
    <style:style style:name="T10" style:family="text">
      <style:text-properties style:text-position="0% 100%" style:font-name="Liberation Serif" officeooo:rsid="00689fb8"/>
    </style:style>
    <style:style style:name="T11" style:family="text">
      <style:text-properties style:text-position="0% 100%" style:font-name="Liberation Serif" officeooo:rsid="0078c127"/>
    </style:style>
    <style:style style:name="T12" style:family="text">
      <style:text-properties style:text-position="0% 100%" style:font-name="Liberation Serif" officeooo:rsid="0079525f"/>
    </style:style>
    <style:style style:name="T13" style:family="text">
      <style:text-properties style:text-position="0% 100%" style:font-name="Liberation Serif" officeooo:rsid="00810c54"/>
    </style:style>
    <style:style style:name="T14" style:family="text">
      <style:text-properties style:text-position="0% 100%" officeooo:rsid="00746bf6"/>
    </style:style>
    <style:style style:name="T15" style:family="text">
      <style:text-properties style:text-position="0% 100%" officeooo:rsid="0075f89a"/>
    </style:style>
    <style:style style:name="T16" style:family="text">
      <style:text-properties style:text-position="0% 100%" officeooo:rsid="0078c127"/>
    </style:style>
    <style:style style:name="T17" style:family="text">
      <style:text-properties officeooo:rsid="0031f4ee"/>
    </style:style>
    <style:style style:name="T18" style:family="text">
      <style:text-properties officeooo:rsid="00329a21"/>
    </style:style>
    <style:style style:name="T19" style:family="text">
      <style:text-properties officeooo:rsid="003449ae"/>
    </style:style>
    <style:style style:name="T20" style:family="text">
      <style:text-properties officeooo:rsid="00358161"/>
    </style:style>
    <style:style style:name="T21" style:family="text">
      <style:text-properties officeooo:rsid="0078c127"/>
    </style:style>
    <style:style style:name="T22" style:family="text">
      <style:text-properties style:font-name="Liberation Serif"/>
    </style:style>
    <style:style style:name="T23" style:family="text">
      <style:text-properties style:font-name="Liberation Serif" officeooo:rsid="0078c127"/>
    </style:style>
    <style:style style:name="T24" style:family="text">
      <style:text-properties style:font-name="Liberation Serif" officeooo:rsid="00b0c6ed"/>
    </style:style>
    <style:style style:name="T25" style:family="text">
      <style:text-properties officeooo:rsid="00b0c6ed"/>
    </style:style>
    <style:style style:name="T26" style:family="text">
      <style:text-properties style:font-name="Liberation Serif" officeooo:rsid="00b0c6e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tarting from</text:p>
      <text:p text:style-name="Standard"><draw:frame draw:style-name="fr1" draw:name="Object1" text:anchor-type="as-char" svg:width="3.671cm" svg:height="1.06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4">Constructing the integral by moving all <text:span text:style-name="T1">terms to one side, multiplying by the weighting function (Taken as shape function, Galerking method), </text:span><text:span text:style-name="T2">and integrating over the whole domain, yields a residual that is close to zero.</text:span></text:p>
      <text:p text:style-name="P4"/>
      <text:p text:style-name="Standard"><draw:frame draw:style-name="fr1" draw:name="Object2" text:anchor-type="as-char" svg:width="6.946cm" svg:height="1.062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"/>
      <text:p text:style-name="P3">Or</text:p>
      <text:p text:style-name="P3"/>
      <text:p text:style-name="P2"><draw:frame draw:style-name="fr1" draw:name="Object12" text:anchor-type="as-char" svg:width="5.392cm" svg:height="2.131cm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2"/>
      <text:p text:style-name="P5">The approximate solution for q<text:span text:style-name="T3">x</text:span><text:span text:style-name="T6"> at an element is the sum of the actual q</text:span><text:span text:style-name="T3">x</text:span><text:span text:style-name="T6"> at each node multiplied by the interpolation function at that node, </text:span><text:span text:style-name="T7">or:</text:span></text:p>
      <text:p text:style-name="P1"/>
      <text:p text:style-name="P1"><draw:frame draw:style-name="fr1" draw:name="Object4" text:anchor-type="as-char" svg:width="3.674cm" svg:height="0.861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6"/>
      <text:p text:style-name="P6">For 2d elements, we take the interpolation function equal to the natural coordinate, or:</text:p>
      <text:p text:style-name="P6"/>
      <text:p text:style-name="P1"><draw:frame draw:style-name="fr1" draw:name="Object5" text:anchor-type="as-char" svg:width="1.314cm" svg:height="0.531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, <draw:frame draw:style-name="fr1" draw:name="Object6" text:anchor-type="as-char" svg:width="1.393cm" svg:height="0.531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, <draw:frame draw:style-name="fr1" draw:name="Object7" text:anchor-type="as-char" svg:width="1.431cm" svg:height="0.531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"/>
      <text:p text:style-name="P1">For triangular elements, <text:span text:style-name="T17">the natural coordinates </text:span><text:span text:style-name="T18">can be transformed to the global coordinate system using:</text:span></text:p>
      <text:p text:style-name="Standard"><draw:frame draw:style-name="fr1" draw:name="Object3" text:anchor-type="as-char" svg:width="8.14cm" svg:height="3.214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4"/>
      <text:p text:style-name="P14">Or in matrix form:</text:p>
      <text:p text:style-name="P14"/>
      <text:p text:style-name="P14"><draw:frame draw:style-name="fr1" draw:name="Object26" text:anchor-type="as-char" svg:width="8.64cm" svg:height="1.859cm" draw:z-index="1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14"/>
      <text:p text:style-name="Standard"/>
      <text:p text:style-name="P7">The a<text:span text:style-name="T20">p</text:span>proximate solution for q<text:span text:style-name="T3">x</text:span><text:span text:style-name="T6"> thus becomes:</text:span></text:p>
      <text:p text:style-name="P15"/>
      <text:p text:style-name="Standard"><draw:frame draw:style-name="fr1" draw:name="Object8" text:anchor-type="as-char" svg:width="5.022cm" svg:height="1.071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Standard"/>
      <text:p text:style-name="Standard"><text:soft-page-break/><draw:frame draw:style-name="fr1" draw:name="Object9" text:anchor-type="as-char" svg:width="8.544cm" svg:height="1.122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8"/>
      <text:p text:style-name="P8"><text:span text:style-name="T19">And similarly for q</text:span><text:span text:style-name="T4">y</text:span></text:p>
      <text:p text:style-name="Standard"><draw:frame draw:style-name="fr1" draw:name="Object10" text:anchor-type="as-char" svg:width="8.359cm" svg:height="1.122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Standard"/>
      <text:p text:style-name="P9">At node i, both N<text:span text:style-name="T3">j</text:span><text:span text:style-name="T6"> and N</text:span><text:span text:style-name="T3">k </text:span><text:span text:style-name="T6">= 0, therefore:</text:span></text:p>
      <text:p text:style-name="P16"><draw:frame draw:style-name="fr1" draw:name="Object13" text:anchor-type="as-char" svg:width="13.381cm" svg:height="1.236cm" draw:z-index="11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7"/>
      <text:p text:style-name="P17">Similarly, at nodes j and k:</text:p>
      <text:p text:style-name="P17"><draw:frame draw:style-name="fr1" draw:name="Object16" text:anchor-type="as-char" svg:width="13.42cm" svg:height="1.236cm" draw:z-index="12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8"/>
      <text:p text:style-name="P17"><draw:frame draw:style-name="fr1" draw:name="Object17" text:anchor-type="as-char" svg:width="13.437cm" svg:height="1.236cm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36"/>
      <text:p text:style-name="P36"/>
      <text:p text:style-name="P38">Take the first Term of R<text:span text:style-name="T3">i</text:span></text:p>
      <text:p text:style-name="P38"><text:span text:style-name="T3"><draw:frame draw:style-name="fr1" draw:name="Object11" text:anchor-type="as-char" svg:width="7.738cm" svg:height="1.236cm" draw:z-index="15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38">Using Segerlind 1984 formula (via Istok 1989),</text:p>
      <text:p text:style-name="P38"/>
      <text:p text:style-name="P38"><draw:frame draw:style-name="fr1" draw:name="Object14" text:anchor-type="as-char" svg:width="7.332cm" svg:height="1.111cm" draw:z-index="16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38"/>
      <text:p text:style-name="P39">The integral then evaluates to</text:p>
      <text:p text:style-name="P39"><draw:frame draw:style-name="fr1" draw:name="Object15" text:anchor-type="as-char" svg:width="17.187cm" svg:height="1.236cm" draw:z-index="17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39"/>
      <text:p text:style-name="P39"><draw:frame draw:style-name="fr1" draw:name="Object27" text:anchor-type="as-char" svg:width="6.701cm" svg:height="1.058cm" draw:z-index="18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40"/>
      <text:p text:style-name="P40">Similarly for other nodes</text:p>
      <text:p text:style-name="P40"/>
      <text:p text:style-name="P40"><draw:frame draw:style-name="fr1" draw:name="Object28" text:anchor-type="as-char" svg:width="6.271cm" svg:height="1.058cm" draw:z-index="19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40"/>
      <text:p text:style-name="P40"><draw:frame draw:style-name="fr1" draw:name="Object29" text:anchor-type="as-char" svg:width="6.232cm" svg:height="1.058cm" draw:z-index="20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40"/>
      <text:p text:style-name="P41">Or in shorthand for the three nodes:</text:p>
      <text:p text:style-name="P41"><draw:frame draw:style-name="fr1" draw:name="Object30" text:anchor-type="as-char" svg:width="6.092cm" svg:height="0.531cm" draw:z-index="21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21">Where q<text:span text:style-name="T3">x</text:span>, q<text:span text:style-name="T3">y,</text:span> <text:span text:style-name="T25">P</text:span><text:span text:style-name="T3">e</text:span> <text:span text:style-name="T25">and </text:span><text:span text:style-name="T24">β</text:span> are vectors, and<text:span text:style-name="T21"> </text:span><text:span text:style-name="T22">Ψ</text:span><text:span text:style-name="T5">x</text:span><text:span text:style-name="T22"> and Ψ</text:span><text:span text:style-name="T5">y</text:span><text:span text:style-name="T22"> are matrices. </text:span><text:span text:style-name="T24">β</text:span><text:span text:style-name="T24">,</text:span><text:span text:style-name="T23"> </text:span><text:span text:style-name="T22">Ψ</text:span><text:span text:style-name="T5">x</text:span><text:span text:style-name="T22"> and Ψ</text:span><text:span text:style-name="T5">y </text:span><text:span text:style-name="T24">are defined as:</text:span></text:p>
      <text:p text:style-name="P21"><text:soft-page-break/><text:span text:style-name="T24"><draw:frame draw:style-name="fr1" draw:name="Object31" text:anchor-type="as-char" svg:width="7.001cm" svg:height="1.859cm" draw:z-index="22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21"><text:span text:style-name="T24"/></text:p>
      <text:p text:style-name="P21"><text:span text:style-name="T24"><draw:frame draw:style-name="fr1" draw:name="Object32" text:anchor-type="as-char" svg:width="6.816cm" svg:height="1.859cm" draw:z-index="23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p>
      <text:p text:style-name="P21"><text:span text:style-name="T24"/></text:p>
      <text:p text:style-name="P21"><text:span text:style-name="T24"><draw:frame draw:style-name="fr1" draw:name="Object33" text:anchor-type="as-char" svg:width="2.302cm" svg:height="1.623cm" draw:z-index="24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<text:p text:style-name="P21"><text:span text:style-name="T24"/></text:p>
      <text:p text:style-name="P43"><text:span text:style-name="T9">For the time integral, we use the lumped formulation, where the </text:span><text:span text:style-name="T13">(element)</text:span><text:span text:style-name="T9"> capacitance matrix is given by (Istok, 1989):</text:span></text:p>
      <text:p text:style-name="P26"><text:span text:style-name="T25"><draw:frame draw:style-name="fr1" draw:name="Object34" text:anchor-type="as-char" svg:width="3.38cm" svg:height="1.623cm" draw:z-index="25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p>
      <text:p text:style-name="P26"><text:span text:style-name="T24"/></text:p>
      <text:p text:style-name="P35"><text:span text:style-name="T25">(</text:span>Note: In the work of Keesara and Eldho used as reference, the consistent formulation was used).</text:p>
      <text:p text:style-name="P35"/>
      <text:p text:style-name="P28">The entire equation thus becomes:</text:p>
      <text:p text:style-name="P28"><draw:frame draw:style-name="fr1" draw:name="Object36" text:anchor-type="as-char" svg:width="9.324cm" svg:height="0.531cm" draw:z-index="27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30"/>
      <text:p text:style-name="P30">To account for time derivative, we introduce variable ω and modify the equation so as to have</text:p>
      <text:p text:style-name="P30"><draw:frame draw:style-name="fr1" draw:name="Object37" text:anchor-type="as-char" svg:width="4.099cm" svg:height="0.998cm" draw:z-index="28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32">Or:</text:p>
      <text:p text:style-name="P32"><draw:frame draw:style-name="fr1" draw:name="Object38" text:anchor-type="as-char" svg:width="7.967cm" svg:height="3.404cm" draw:z-index="29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32"/>
      <text:p text:style-name="P44"><text:span text:style-name="T9">Reordering to have {h}</text:span><text:span text:style-name="T5">t+Δt</text:span><text:span text:style-name="T9"> on the LHS:</text:span></text:p>
      <text:p text:style-name="P34"/>
      <text:p text:style-name="P34"><draw:frame draw:style-name="fr1" draw:name="Object35" text:anchor-type="as-char" svg:width="11.504cm" svg:height="1.866cm" draw:z-index="26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3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1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1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3T22:24:12.768000000</dc:date>
    <meta:editing-duration>PT7H5M47S</meta:editing-duration>
    <meta:editing-cycles>128</meta:editing-cycles>
    <meta:generator>LibreOffice/7.3.3.2$Windows_X86_64 LibreOffice_project/d1d0ea68f081ee2800a922cac8f79445e4603348</meta:generator>
    <meta:document-statistic meta:table-count="0" meta:image-count="0" meta:object-count="30" meta:page-count="3" meta:paragraph-count="51" meta:word-count="263" meta:character-count="1459" meta:non-whitespace-character-count="1220"/>
  </office:meta>
</office:document-meta>
</file>

<file path=Object 1/content.xml><?xml version="1.0" encoding="utf-8"?>
<math xmlns="http://www.w3.org/1998/Math/MathML" display="block">
  <semantics>
    <mrow>
      <mrow>
        <mfrac>
          <mrow>
            <mo stretchy="false">∂</mo>
            <msub>
              <mi>q</mi>
              <mi>x</mi>
            </msub>
          </mrow>
          <mrow>
            <mo stretchy="false">∂</mo>
            <mi>x</mi>
          </mrow>
        </mfrac>
        <mo stretchy="false">+</mo>
        <mfrac>
          <mrow>
            <mo stretchy="false">∂</mo>
            <msub>
              <mi>q</mi>
              <mi>y</mi>
            </msub>
          </mrow>
          <mrow>
            <mo stretchy="false">∂</mo>
            <mi>y</mi>
          </mrow>
        </mfrac>
        <mo stretchy="false">+</mo>
        <mfrac>
          <mrow>
            <mo stretchy="false">∂</mo>
            <mi>h</mi>
          </mrow>
          <mrow>
            <mo stretchy="false">∂</mo>
            <mi>t</mi>
          </mrow>
        </mfrac>
      </mrow>
      <mo stretchy="false">=</mo>
      <mi mathvariant="italic">Pe</mi>
    </mrow>
    <annotation encoding="StarMath 5.0">{partial q_x} over {partial x } + {partial q_y} over {partial y } + {partial h} over {partial t } = Pe</annotation>
  </semantics>
</math>
</file>

<file path=Object 10/content.xml><?xml version="1.0" encoding="utf-8"?>
<math xmlns="http://www.w3.org/1998/Math/MathML" display="block">
  <semantics>
    <mrow>
      <mrow>
        <mfrac>
          <mrow>
            <mo stretchy="false">∂</mo>
            <mover accent="true">
              <msub>
                <mi>q</mi>
                <mi>y</mi>
              </msub>
              <mo stretchy="false">~</mo>
            </mover>
          </mrow>
          <mrow>
            <mo stretchy="false">∂</mo>
            <mi>y</mi>
          </mrow>
        </mfrac>
        <mo stretchy="false">=</mo>
        <mfrac>
          <msub>
            <mi>q</mi>
            <mi mathvariant="italic">yi</mi>
          </msub>
          <mrow>
            <mn>2</mn>
            <msup>
              <mi>A</mi>
              <mi>e</mi>
            </msup>
          </mrow>
        </mfrac>
      </mrow>
      <mrow>
        <mrow>
          <mo fence="true" form="prefix" stretchy="false">(</mo>
          <mrow>
            <mrow>
              <msub>
                <mi>x</mi>
                <mi>k</mi>
              </msub>
              <mo stretchy="false">−</mo>
              <msub>
                <mi>x</mi>
                <mi>j</mi>
              </msub>
            </mrow>
          </mrow>
          <mo fence="true" form="postfix" stretchy="false">)</mo>
        </mrow>
        <mo stretchy="false">+</mo>
        <mfrac>
          <msub>
            <mi>q</mi>
            <mi mathvariant="italic">yj</mi>
          </msub>
          <mrow>
            <mn>2</mn>
            <msup>
              <mi>A</mi>
              <mi>e</mi>
            </msup>
          </mrow>
        </mfrac>
      </mrow>
      <mrow>
        <mrow>
          <mo fence="true" form="prefix" stretchy="false">(</mo>
          <mrow>
            <mrow>
              <msub>
                <mi>x</mi>
                <mi>i</mi>
              </msub>
              <mo stretchy="false">−</mo>
              <msub>
                <mi>x</mi>
                <mi>k</mi>
              </msub>
            </mrow>
          </mrow>
          <mo fence="true" form="postfix" stretchy="false">)</mo>
        </mrow>
        <mo stretchy="false">+</mo>
        <mfrac>
          <msub>
            <mi>q</mi>
            <mi mathvariant="italic">yk</mi>
          </msub>
          <mrow>
            <mn>2</mn>
            <msup>
              <mi>A</mi>
              <mi>e</mi>
            </msup>
          </mrow>
        </mfrac>
      </mrow>
      <mrow>
        <mo fence="true" form="prefix" stretchy="false">(</mo>
        <mrow>
          <mrow>
            <msub>
              <mi>x</mi>
              <mi>j</mi>
            </msub>
            <mo stretchy="false">−</mo>
            <msub>
              <mi>x</mi>
              <mi>i</mi>
            </msub>
          </mrow>
        </mrow>
        <mo fence="true" form="postfix" stretchy="false">)</mo>
      </mrow>
    </mrow>
    <annotation encoding="StarMath 5.0">{partial tilde q_y} over {partial y}
=   
q_yi over { 2A^e } (x_k - x_j) +
q_yj over { 2A^e } ( x_i - x_k ) +
q_yk over { 2A^e } ( x_j - x_i )


</annotation>
  </semantics>
</math>
</file>

<file path=Object 11/content.xml><?xml version="1.0" encoding="utf-8"?>
<math xmlns="http://www.w3.org/1998/Math/MathML" display="block">
  <semantics>
    <mrow>
      <mrow>
        <munder>
          <mo stretchy="false">∬</mo>
          <mi mathvariant="normal">Ω</mi>
        </munder>
        <msub>
          <mi>L</mi>
          <mi>i</mi>
        </msub>
      </mrow>
      <mrow>
        <mo fence="true" form="prefix" stretchy="true">(</mo>
        <mrow>
          <mrow>
            <mfrac>
              <msub>
                <mi>q</mi>
                <mi mathvariant="italic">xi</mi>
              </msub>
              <mrow>
                <mn>2</mn>
                <msup>
                  <mi>A</mi>
                  <mi>e</mi>
                </msup>
              </mrow>
            </mfrac>
            <mrow>
              <mrow>
                <mo fence="true" form="prefix" stretchy="false">(</mo>
                <mrow>
                  <mrow>
                    <msub>
                      <mi>y</mi>
                      <mi>j</mi>
                    </msub>
                    <mo stretchy="false">−</mo>
                    <msub>
                      <mi>y</mi>
                      <mi>k</mi>
                    </msub>
                  </mrow>
                </mrow>
                <mo fence="true" form="postfix" stretchy="false">)</mo>
              </mrow>
              <mo stretchy="false">+</mo>
              <mfrac>
                <msub>
                  <mi>q</mi>
                  <mi mathvariant="italic">yi</mi>
                </msub>
                <mrow>
                  <mn>2</mn>
                  <msup>
                    <mi>A</mi>
                    <mi>e</mi>
                  </msup>
                </mrow>
              </mfrac>
            </mrow>
            <mrow>
              <mrow>
                <mo fence="true" form="prefix" stretchy="false">(</mo>
                <mrow>
                  <mrow>
                    <msub>
                      <mi>x</mi>
                      <mi>k</mi>
                    </msub>
                    <mo stretchy="false">−</mo>
                    <msub>
                      <mi>x</mi>
                      <mi>j</mi>
                    </msub>
                  </mrow>
                </mrow>
                <mo fence="true" form="postfix" stretchy="false">)</mo>
              </mrow>
              <mo stretchy="false">−</mo>
              <mi mathvariant="italic">Pe</mi>
            </mrow>
          </mrow>
        </mrow>
        <mo fence="true" form="postfix" stretchy="true">)</mo>
      </mrow>
      <mi>d</mi>
      <mi mathvariant="normal">Ω</mi>
    </mrow>
    <annotation encoding="StarMath 5.0">iint from{%OMEGA} 
L_i left(  
q_xi over { 2A^e } ( y_j - y_k ) + 
q_yi over { 2A^e } (x_k - x_j)  
- Pe right)  d%OMEGA 

</annotation>
  </semantics>
</math>
</file>

<file path=Object 12/content.xml><?xml version="1.0" encoding="utf-8"?>
<math xmlns="http://www.w3.org/1998/Math/MathML" display="block">
  <semantics>
    <mtable>
      <mtr>
        <mtd>
          <mrow>
            <mi>R</mi>
            <mo stretchy="false">=</mo>
            <mrow>
              <munder>
                <mo stretchy="false">∬</mo>
                <mi mathvariant="normal">Ω</mi>
              </munder>
              <mrow>
                <msub>
                  <mi>N</mi>
                  <mi>i</mi>
                </msub>
                <mrow>
                  <mo fence="true" form="prefix" stretchy="false">(</mo>
                  <mrow>
                    <mrow>
                      <mfrac>
                        <mrow>
                          <mo stretchy="false">∂</mo>
                          <mover accent="true">
                            <msub>
                              <mi>q</mi>
                              <mi>x</mi>
                            </msub>
                            <mo stretchy="false">~</mo>
                          </mover>
                        </mrow>
                        <mrow>
                          <mo stretchy="false">∂</mo>
                          <mi>x</mi>
                        </mrow>
                      </mfrac>
                      <mo stretchy="false">+</mo>
                      <mfrac>
                        <mrow>
                          <mo stretchy="false">∂</mo>
                          <mover accent="true">
                            <msub>
                              <mi>q</mi>
                              <mi>y</mi>
                            </msub>
                            <mo stretchy="false">~</mo>
                          </mover>
                        </mrow>
                        <mrow>
                          <mo stretchy="false">∂</mo>
                          <mi>y</mi>
                        </mrow>
                      </mfrac>
                      <mo stretchy="false">−</mo>
                      <mi mathvariant="italic">Pe</mi>
                    </mrow>
                  </mrow>
                  <mo fence="true" form="postfix" stretchy="false">)</mo>
                </mrow>
                <mi>d</mi>
                <mi mathvariant="normal">Ω</mi>
              </mrow>
            </mrow>
          </mrow>
        </mtd>
      </mtr>
      <mtr>
        <mtd>
          <mrow>
            <mo stretchy="false">+</mo>
            <mrow>
              <munder>
                <mo stretchy="false">∬</mo>
                <mi mathvariant="normal">Ω</mi>
              </munder>
              <mrow>
                <msub>
                  <mi>N</mi>
                  <mi>i</mi>
                </msub>
                <mfrac>
                  <mrow>
                    <mo stretchy="false">∂</mo>
                    <mover accent="true">
                      <mi>h</mi>
                      <mo stretchy="false">~</mo>
                    </mover>
                  </mrow>
                  <mrow>
                    <mo stretchy="false">∂</mo>
                    <mi>t</mi>
                  </mrow>
                </mfrac>
                <mi>d</mi>
                <mi mathvariant="normal">Ω</mi>
              </mrow>
            </mrow>
          </mrow>
        </mtd>
      </mtr>
    </mtable>
    <annotation encoding="StarMath 5.0">R = iint from{%OMEGA} {N_i({partial tilde q_x} over {partial x } + {partial tilde q_y} over {partial y } - Pe)d%OMEGA} newline
+ iint from{%OMEGA} {N_i{partial tilde h} over {partial t }d%OMEGA} 

</annotation>
  </semantics>
</math>
</file>

<file path=Object 13/content.xml><?xml version="1.0" encoding="utf-8"?>
<math xmlns="http://www.w3.org/1998/Math/MathML" display="block">
  <semantics>
    <mrow>
      <msub>
        <mi>R</mi>
        <mi>i</mi>
      </msub>
      <mrow>
        <mtext>   </mtext>
        <mo stretchy="false">=</mo>
        <mtext>   </mtext>
      </mrow>
      <mrow>
        <munder>
          <mo stretchy="false">∬</mo>
          <mi mathvariant="normal">Ω</mi>
        </munder>
        <msub>
          <mi>L</mi>
          <mi>i</mi>
        </msub>
      </mrow>
      <mrow>
        <mo fence="true" form="prefix" stretchy="true">(</mo>
        <mrow>
          <mrow>
            <mfrac>
              <msub>
                <mi>q</mi>
                <mi mathvariant="italic">xi</mi>
              </msub>
              <mrow>
                <mn>2</mn>
                <msup>
                  <mi>A</mi>
                  <mi>e</mi>
                </msup>
              </mrow>
            </mfrac>
            <mrow>
              <mrow>
                <mo fence="true" form="prefix" stretchy="false">(</mo>
                <mrow>
                  <mrow>
                    <msub>
                      <mi>y</mi>
                      <mi>j</mi>
                    </msub>
                    <mo stretchy="false">−</mo>
                    <msub>
                      <mi>y</mi>
                      <mi>k</mi>
                    </msub>
                  </mrow>
                </mrow>
                <mo fence="true" form="postfix" stretchy="false">)</mo>
              </mrow>
              <mo stretchy="false">+</mo>
              <mfrac>
                <msub>
                  <mi>q</mi>
                  <mi mathvariant="italic">yi</mi>
                </msub>
                <mrow>
                  <mn>2</mn>
                  <msup>
                    <mi>A</mi>
                    <mi>e</mi>
                  </msup>
                </mrow>
              </mfrac>
            </mrow>
            <mrow>
              <mrow>
                <mo fence="true" form="prefix" stretchy="false">(</mo>
                <mrow>
                  <mrow>
                    <msub>
                      <mi>x</mi>
                      <mi>k</mi>
                    </msub>
                    <mo stretchy="false">−</mo>
                    <msub>
                      <mi>x</mi>
                      <mi>j</mi>
                    </msub>
                  </mrow>
                </mrow>
                <mo fence="true" form="postfix" stretchy="false">)</mo>
              </mrow>
              <mo stretchy="false">−</mo>
              <mi mathvariant="italic">Pe</mi>
            </mrow>
          </mrow>
        </mrow>
        <mo fence="true" form="postfix" stretchy="true">)</mo>
      </mrow>
      <mi>d</mi>
      <mi mathvariant="normal">Ω</mi>
      <mrow>
        <mtext>       </mtext>
        <mo stretchy="false">+</mo>
        <mtext>       </mtext>
      </mrow>
      <mrow>
        <munder>
          <mo stretchy="false">∬</mo>
          <mi mathvariant="normal">Ω</mi>
        </munder>
        <mrow>
          <msub>
            <mi>N</mi>
            <mi>i</mi>
          </msub>
          <mfrac>
            <mrow>
              <mo stretchy="false">∂</mo>
              <mover accent="true">
                <mi>h</mi>
                <mo stretchy="false">~</mo>
              </mover>
            </mrow>
            <mrow>
              <mo stretchy="false">∂</mo>
              <mi>t</mi>
            </mrow>
          </mfrac>
          <mi>d</mi>
          <mi mathvariant="normal">Ω</mi>
        </mrow>
      </mrow>
    </mrow>
    <annotation encoding="StarMath 5.0">R_i "   "= "   " iint from{%OMEGA} 

L_i left(  
q_xi over { 2A^e } ( y_j - y_k ) + 
q_yi over { 2A^e } (x_k - x_j)  
- Pe right)  d%OMEGA 
"       " 
+ "       " iint from{%OMEGA} {N_i{partial tilde h} over {partial t }d%OMEGA} 

</annotation>
  </semantics>
</math>
</file>

<file path=Object 14/content.xml><?xml version="1.0" encoding="utf-8"?>
<math xmlns="http://www.w3.org/1998/Math/MathML" display="block">
  <semantics>
    <mrow>
      <mrow>
        <munder>
          <mo stretchy="false">∫</mo>
          <msup>
            <mi>A</mi>
            <mi>e</mi>
          </msup>
        </munder>
        <mrow>
          <msup>
            <mrow>
              <mo fence="true" form="prefix" stretchy="false">(</mo>
              <mrow>
                <msubsup>
                  <mi>N</mi>
                  <mi>i</mi>
                  <mi>e</mi>
                </msubsup>
              </mrow>
              <mo fence="true" form="postfix" stretchy="false">)</mo>
            </mrow>
            <mi>a</mi>
          </msup>
          <msup>
            <mrow>
              <mo fence="true" form="prefix" stretchy="false">(</mo>
              <mrow>
                <msubsup>
                  <mi>N</mi>
                  <mi>j</mi>
                  <mi>e</mi>
                </msubsup>
              </mrow>
              <mo fence="true" form="postfix" stretchy="false">)</mo>
            </mrow>
            <mi>b</mi>
          </msup>
          <msup>
            <mrow>
              <mo fence="true" form="prefix" stretchy="false">(</mo>
              <mrow>
                <msubsup>
                  <mi>N</mi>
                  <mi>k</mi>
                  <mi>e</mi>
                </msubsup>
              </mrow>
              <mo fence="true" form="postfix" stretchy="false">)</mo>
            </mrow>
            <mi>c</mi>
          </msup>
        </mrow>
      </mrow>
      <mrow>
        <mi mathvariant="italic">dA</mi>
        <mo stretchy="false">=</mo>
        <mfrac>
          <mrow>
            <mi>a</mi>
            <mi>!</mi>
            <mi>b</mi>
            <mi>!</mi>
            <mi>c</mi>
            <mi>!</mi>
          </mrow>
          <mrow>
            <mrow>
              <mo fence="true" form="prefix" stretchy="false">(</mo>
              <mrow>
                <mrow>
                  <mi>a</mi>
                  <mo stretchy="false">+</mo>
                  <mi>b</mi>
                  <mo stretchy="false">+</mo>
                  <mi>c</mi>
                  <mo stretchy="false">+</mo>
                  <mn>2</mn>
                </mrow>
              </mrow>
              <mo fence="true" form="postfix" stretchy="false">)</mo>
            </mrow>
            <mi>!</mi>
          </mrow>
        </mfrac>
      </mrow>
      <mn>2</mn>
      <msup>
        <mi>A</mi>
        <mi>e</mi>
      </msup>
    </mrow>
    <annotation encoding="StarMath 5.0">int from{A^e} { (N_i^e)^a (N_j^e)^b (N_k^e)^c} dA = { a! b! c! } over { (a + b + c + 2)!} 2A^e </annotation>
  </semantics>
</math>
</file>

<file path=Object 15/content.xml><?xml version="1.0" encoding="utf-8"?>
<math xmlns="http://www.w3.org/1998/Math/MathML" display="block">
  <semantics>
    <mrow>
      <mrow>
        <munder>
          <mo stretchy="false">∬</mo>
          <mi mathvariant="normal">Ω</mi>
        </munder>
        <msub>
          <mi>L</mi>
          <mi>i</mi>
        </msub>
      </mrow>
      <mrow>
        <mo fence="true" form="prefix" stretchy="true">(</mo>
        <mrow>
          <mrow>
            <mfrac>
              <msub>
                <mi>q</mi>
                <mi mathvariant="italic">xi</mi>
              </msub>
              <mrow>
                <mn>2</mn>
                <msup>
                  <mi>A</mi>
                  <mi>e</mi>
                </msup>
              </mrow>
            </mfrac>
            <mrow>
              <mrow>
                <mo fence="true" form="prefix" stretchy="false">(</mo>
                <mrow>
                  <mrow>
                    <msub>
                      <mi>y</mi>
                      <mi>j</mi>
                    </msub>
                    <mo stretchy="false">−</mo>
                    <msub>
                      <mi>y</mi>
                      <mi>k</mi>
                    </msub>
                  </mrow>
                </mrow>
                <mo fence="true" form="postfix" stretchy="false">)</mo>
              </mrow>
              <mo stretchy="false">+</mo>
              <mfrac>
                <msub>
                  <mi>q</mi>
                  <mi mathvariant="italic">yi</mi>
                </msub>
                <mrow>
                  <mn>2</mn>
                  <msup>
                    <mi>A</mi>
                    <mi>e</mi>
                  </msup>
                </mrow>
              </mfrac>
            </mrow>
            <mrow>
              <mrow>
                <mo fence="true" form="prefix" stretchy="false">(</mo>
                <mrow>
                  <mrow>
                    <msub>
                      <mi>x</mi>
                      <mi>k</mi>
                    </msub>
                    <mo stretchy="false">−</mo>
                    <msub>
                      <mi>x</mi>
                      <mi>j</mi>
                    </msub>
                  </mrow>
                </mrow>
                <mo fence="true" form="postfix" stretchy="false">)</mo>
              </mrow>
              <mo stretchy="false">−</mo>
              <mi mathvariant="italic">Pe</mi>
            </mrow>
          </mrow>
        </mrow>
        <mo fence="true" form="postfix" stretchy="true">)</mo>
      </mrow>
      <mi>d</mi>
      <mrow>
        <mi mathvariant="normal">Ω</mi>
        <mo stretchy="false">=</mo>
        <mrow>
          <mo fence="true" form="prefix" stretchy="false">(</mo>
          <mrow>
            <mrow>
              <mfrac>
                <mrow>
                  <mn>1</mn>
                  <mi>!</mi>
                  <mn>0</mn>
                  <mi>!</mi>
                  <mn>0</mn>
                  <mi>!</mi>
                </mrow>
                <mrow>
                  <mrow>
                    <mo fence="true" form="prefix" stretchy="false">(</mo>
                    <mrow>
                      <mrow>
                        <mn>1</mn>
                        <mo stretchy="false">+</mo>
                        <mn>0</mn>
                        <mo stretchy="false">+</mo>
                        <mn>0</mn>
                        <mo stretchy="false">+</mo>
                        <mn>2</mn>
                      </mrow>
                    </mrow>
                    <mo fence="true" form="postfix" stretchy="false">)</mo>
                  </mrow>
                  <mi>!</mi>
                </mrow>
              </mfrac>
              <mn>2</mn>
              <msup>
                <mi>A</mi>
                <mi>e</mi>
              </msup>
            </mrow>
          </mrow>
          <mo fence="true" form="postfix" stretchy="false">)</mo>
        </mrow>
      </mrow>
      <mrow>
        <mo fence="true" form="prefix" stretchy="true">(</mo>
        <mrow>
          <mrow>
            <mfrac>
              <msub>
                <mi>q</mi>
                <mi mathvariant="italic">xi</mi>
              </msub>
              <mrow>
                <mn>2</mn>
                <mi>A</mi>
              </mrow>
            </mfrac>
            <mrow>
              <mrow>
                <mo fence="true" form="prefix" stretchy="false">(</mo>
                <mrow>
                  <mrow>
                    <msub>
                      <mi>y</mi>
                      <mi>j</mi>
                    </msub>
                    <mo stretchy="false">−</mo>
                    <msub>
                      <mi>y</mi>
                      <mi>k</mi>
                    </msub>
                  </mrow>
                </mrow>
                <mo fence="true" form="postfix" stretchy="false">)</mo>
              </mrow>
              <mo stretchy="false">+</mo>
              <mfrac>
                <msub>
                  <mi>q</mi>
                  <mi mathvariant="italic">yi</mi>
                </msub>
                <mrow>
                  <mn>2</mn>
                  <mi>A</mi>
                </mrow>
              </mfrac>
            </mrow>
            <mrow>
              <mrow>
                <mo fence="true" form="prefix" stretchy="false">(</mo>
                <mrow>
                  <mrow>
                    <msub>
                      <mi>x</mi>
                      <mi>k</mi>
                    </msub>
                    <mo stretchy="false">−</mo>
                    <msub>
                      <mi>x</mi>
                      <mi>j</mi>
                    </msub>
                  </mrow>
                </mrow>
                <mo fence="true" form="postfix" stretchy="false">)</mo>
              </mrow>
              <mo stretchy="false">−</mo>
              <mi mathvariant="italic">Pe</mi>
            </mrow>
          </mrow>
        </mrow>
        <mo fence="true" form="postfix" stretchy="true">)</mo>
      </mrow>
    </mrow>
    <annotation encoding="StarMath 5.0">iint from{%OMEGA} 
L_i left(  
q_xi over { 2A^e } ( y_j - y_k ) + 
q_yi over { 2A^e } (x_k - x_j)  
- Pe right)  d%OMEGA  

= 
({ 1! 0! 0! } over { (1 + 0 + 0 + 2)! } 2A^e) left(  
q_xi over { 2A } ( y_j - y_k ) + 
q_yi over { 2A } (x_k - x_j)  
- Pe right)

</annotation>
  </semantics>
</math>
</file>

<file path=Object 16/content.xml><?xml version="1.0" encoding="utf-8"?>
<math xmlns="http://www.w3.org/1998/Math/MathML" display="block">
  <semantics>
    <mrow>
      <msub>
        <mi>R</mi>
        <mi>j</mi>
      </msub>
      <mrow>
        <mtext>   </mtext>
        <mo stretchy="false">=</mo>
        <mtext>   </mtext>
      </mrow>
      <mrow>
        <munder>
          <mo stretchy="false">∬</mo>
          <mi mathvariant="normal">Ω</mi>
        </munder>
        <msub>
          <mi>L</mi>
          <mi>j</mi>
        </msub>
      </mrow>
      <mrow>
        <mo fence="true" form="prefix" stretchy="true">(</mo>
        <mrow>
          <mrow>
            <mfrac>
              <msub>
                <mi>q</mi>
                <mi mathvariant="italic">xj</mi>
              </msub>
              <mrow>
                <mn>2</mn>
                <msup>
                  <mi>A</mi>
                  <mi>e</mi>
                </msup>
              </mrow>
            </mfrac>
            <mrow>
              <mrow>
                <mo fence="true" form="prefix" stretchy="false">(</mo>
                <mrow>
                  <mrow>
                    <msub>
                      <mi>y</mi>
                      <mi>k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form="postfix" stretchy="false">)</mo>
              </mrow>
              <mo stretchy="false">+</mo>
              <mfrac>
                <msub>
                  <mi>q</mi>
                  <mi mathvariant="italic">yj</mi>
                </msub>
                <mrow>
                  <mn>2</mn>
                  <msup>
                    <mi>A</mi>
                    <mi>e</mi>
                  </msup>
                </mrow>
              </mfrac>
            </mrow>
            <mrow>
              <mrow>
                <mo fence="true" form="prefix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x</mi>
                      <mi>k</mi>
                    </msub>
                  </mrow>
                </mrow>
                <mo fence="true" form="postfix" stretchy="false">)</mo>
              </mrow>
              <mo stretchy="false">−</mo>
              <mi mathvariant="italic">Pe</mi>
            </mrow>
          </mrow>
        </mrow>
        <mo fence="true" form="postfix" stretchy="true">)</mo>
      </mrow>
      <mi>d</mi>
      <mi mathvariant="normal">Ω</mi>
      <mrow>
        <mtext>       </mtext>
        <mo stretchy="false">+</mo>
        <mtext>       </mtext>
      </mrow>
      <mrow>
        <munder>
          <mo stretchy="false">∬</mo>
          <mi mathvariant="normal">Ω</mi>
        </munder>
        <mrow>
          <msub>
            <mi>N</mi>
            <mi>j</mi>
          </msub>
          <mfrac>
            <mrow>
              <mo stretchy="false">∂</mo>
              <mover accent="true">
                <mi>h</mi>
                <mo stretchy="false">~</mo>
              </mover>
            </mrow>
            <mrow>
              <mo stretchy="false">∂</mo>
              <mi>t</mi>
            </mrow>
          </mfrac>
          <mi>d</mi>
          <mi mathvariant="normal">Ω</mi>
        </mrow>
      </mrow>
    </mrow>
    <annotation encoding="StarMath 5.0">R_j "   " = "   " iint from{%OMEGA} 

L_j left(  
q_xj over { 2A^e } ( y_k - y_i ) + 
q_yj over { 2A^e } (x_i - x_k)  
- Pe right)  d%OMEGA 
"       "
+ "       "iint from{%OMEGA} {N_j{partial tilde h} over {partial t }d%OMEGA} 

</annotation>
  </semantics>
</math>
</file>

<file path=Object 17/content.xml><?xml version="1.0" encoding="utf-8"?>
<math xmlns="http://www.w3.org/1998/Math/MathML" display="block">
  <semantics>
    <mrow>
      <msub>
        <mi>R</mi>
        <mi>k</mi>
      </msub>
      <mrow>
        <mtext>   </mtext>
        <mo stretchy="false">=</mo>
        <mtext>   </mtext>
      </mrow>
      <mrow>
        <munder>
          <mo stretchy="false">∬</mo>
          <mi mathvariant="normal">Ω</mi>
        </munder>
        <msub>
          <mi>L</mi>
          <mi>k</mi>
        </msub>
      </mrow>
      <mrow>
        <mo fence="true" form="prefix" stretchy="true">(</mo>
        <mrow>
          <mrow>
            <mfrac>
              <msub>
                <mi>q</mi>
                <mi mathvariant="italic">xk</mi>
              </msub>
              <mrow>
                <mn>2</mn>
                <msup>
                  <mi>A</mi>
                  <mi>e</mi>
                </msup>
              </mrow>
            </mfrac>
            <mrow>
              <mrow>
                <mo fence="true" form="prefix" stretchy="false">(</mo>
                <mrow>
                  <mrow>
                    <msub>
                      <mi>y</mi>
                      <mi>i</mi>
                    </msub>
                    <mo stretchy="false">−</mo>
                    <msub>
                      <mi>y</mi>
                      <mi>j</mi>
                    </msub>
                  </mrow>
                </mrow>
                <mo fence="true" form="postfix" stretchy="false">)</mo>
              </mrow>
              <mo stretchy="false">+</mo>
              <mfrac>
                <msub>
                  <mi>q</mi>
                  <mi mathvariant="italic">yk</mi>
                </msub>
                <mrow>
                  <mn>2</mn>
                  <msup>
                    <mi>A</mi>
                    <mi>e</mi>
                  </msup>
                </mrow>
              </mfrac>
            </mrow>
            <mrow>
              <mrow>
                <mo fence="true" form="prefix" stretchy="false">(</mo>
                <mrow>
                  <mrow>
                    <msub>
                      <mi>x</mi>
                      <mi>j</mi>
                    </msub>
                    <mo stretchy="false">−</mo>
                    <msub>
                      <mi>x</mi>
                      <mi>i</mi>
                    </msub>
                  </mrow>
                </mrow>
                <mo fence="true" form="postfix" stretchy="false">)</mo>
              </mrow>
              <mo stretchy="false">−</mo>
              <mi mathvariant="italic">Pe</mi>
            </mrow>
          </mrow>
        </mrow>
        <mo fence="true" form="postfix" stretchy="true">)</mo>
      </mrow>
      <mi>d</mi>
      <mi mathvariant="normal">Ω</mi>
      <mrow>
        <mtext>       </mtext>
        <mo stretchy="false">+</mo>
        <mtext>       </mtext>
      </mrow>
      <mrow>
        <munder>
          <mo stretchy="false">∬</mo>
          <mi mathvariant="normal">Ω</mi>
        </munder>
        <mrow>
          <msub>
            <mi>N</mi>
            <mi>k</mi>
          </msub>
          <mfrac>
            <mrow>
              <mo stretchy="false">∂</mo>
              <mover accent="true">
                <mi>h</mi>
                <mo stretchy="false">~</mo>
              </mover>
            </mrow>
            <mrow>
              <mo stretchy="false">∂</mo>
              <mi>t</mi>
            </mrow>
          </mfrac>
          <mi>d</mi>
          <mi mathvariant="normal">Ω</mi>
        </mrow>
      </mrow>
    </mrow>
    <annotation encoding="StarMath 5.0">R_k "   " = "   " iint from{%OMEGA} 

L_k left(  
q_xk over { 2A^e } ( y_i - y_j ) + 
q_yk over { 2A^e } (x_j - x_i)  
- Pe right)  d%OMEGA 
"       " 
+ "       "  iint from{%OMEGA} {N_k{partial tilde h} over {partial t }d%OMEGA} 

</annotation>
  </semantics>
</math>
</file>

<file path=Object 2/content.xml><?xml version="1.0" encoding="utf-8"?>
<math xmlns="http://www.w3.org/1998/Math/MathML" display="block">
  <semantics>
    <mrow>
      <mrow>
        <munder>
          <mo stretchy="false">∬</mo>
          <mi mathvariant="normal">Ω</mi>
        </munder>
        <mrow>
          <msub>
            <mi>N</mi>
            <mi>i</mi>
          </msub>
          <mrow>
            <mo fence="true" form="prefix" stretchy="false">(</mo>
            <mrow>
              <mrow>
                <mfrac>
                  <mrow>
                    <mo stretchy="false">∂</mo>
                    <mover accent="true">
                      <msub>
                        <mi>q</mi>
                        <mi>x</mi>
                      </msub>
                      <mo stretchy="false">~</mo>
                    </mover>
                  </mrow>
                  <mrow>
                    <mo stretchy="false">∂</mo>
                    <mi>x</mi>
                  </mrow>
                </mfrac>
                <mo stretchy="false">+</mo>
                <mfrac>
                  <mrow>
                    <mo stretchy="false">∂</mo>
                    <mover accent="true">
                      <msub>
                        <mi>q</mi>
                        <mi>y</mi>
                      </msub>
                      <mo stretchy="false">~</mo>
                    </mover>
                  </mrow>
                  <mrow>
                    <mo stretchy="false">∂</mo>
                    <mi>y</mi>
                  </mrow>
                </mfrac>
                <mo stretchy="false">+</mo>
                <mfrac>
                  <mrow>
                    <mo stretchy="false">∂</mo>
                    <mover accent="true">
                      <mi>h</mi>
                      <mo stretchy="false">~</mo>
                    </mover>
                  </mrow>
                  <mrow>
                    <mo stretchy="false">∂</mo>
                    <mi>t</mi>
                  </mrow>
                </mfrac>
                <mo stretchy="false">−</mo>
                <mi mathvariant="italic">Pe</mi>
              </mrow>
            </mrow>
            <mo fence="true" form="postfix" stretchy="false">)</mo>
          </mrow>
          <mi>d</mi>
          <mi mathvariant="normal">Ω</mi>
        </mrow>
      </mrow>
      <mo stretchy="false">=</mo>
      <mi>R</mi>
      <mo stretchy="false">≈</mo>
      <mn>0</mn>
    </mrow>
    <annotation encoding="StarMath 5.0">iint from{%OMEGA} {N_i({partial tilde q_x} over {partial x } + {partial tilde q_y} over {partial y } + {partial tilde h} over {partial t }   - Pe)d%OMEGA}  = R approx 0 
</annotation>
  </semantics>
</math>
</file>

<file path=Object 26/content.xml><?xml version="1.0" encoding="utf-8"?>
<math xmlns="http://www.w3.org/1998/Math/MathML" display="block">
  <semantics>
    <mrow>
      <mrow>
        <mrow>
          <mo fence="true" form="prefix" stretchy="false">[</mo>
          <mrow>
            <mi>L</mi>
          </mrow>
          <mo fence="true" form="postfix" stretchy="false">]</mo>
        </mrow>
        <mo stretchy="false">=</mo>
        <mfrac>
          <mn>1</mn>
          <mrow>
            <mn>2</mn>
            <msup>
              <mi>A</mi>
              <mi>e</mi>
            </msup>
          </mrow>
        </mfrac>
      </mrow>
      <mrow>
        <mo fence="true" form="prefix" stretchy="true">[</mo>
        <mrow>
          <mtable>
            <mtr>
              <mtd>
                <mrow>
                  <mo fence="true" form="prefix" stretchy="false">(</mo>
                  <mrow>
                    <mrow>
                      <msub>
                        <mi>x</mi>
                        <mi>j</mi>
                      </msub>
                      <mrow>
                        <msub>
                          <mi>y</mi>
                          <mi>k</mi>
                        </msub>
                        <mo stretchy="false">−</mo>
                        <msub>
                          <mi>x</mi>
                          <mi>k</mi>
                        </msub>
                      </mrow>
                      <msub>
                        <mi>y</mi>
                        <mi>j</mi>
                      </msub>
                    </mrow>
                  </mrow>
                  <mo fence="true" form="postfix" stretchy="false">)</mo>
                </mrow>
              </mtd>
              <mtd>
                <mrow>
                  <mrow>
                    <mo fence="true" form="prefix" stretchy="false">(</mo>
                    <mrow>
                      <mrow>
                        <msub>
                          <mi>y</mi>
                          <mi>j</mi>
                        </msub>
                        <mo stretchy="false">−</mo>
                        <msub>
                          <mi>y</mi>
                          <mi>k</mi>
                        </msub>
                      </mrow>
                    </mrow>
                    <mo fence="true" form="postfix" stretchy="false">)</mo>
                  </mrow>
                  <mi>x</mi>
                </mrow>
              </mtd>
              <mtd>
                <mrow>
                  <mrow>
                    <mo fence="true" form="prefix" stretchy="false">(</mo>
                    <mrow>
                      <mrow>
                        <msub>
                          <mi>x</mi>
                          <mi>k</mi>
                        </msub>
                        <mo stretchy="false">−</mo>
                        <msub>
                          <mi>x</mi>
                          <mi>j</mi>
                        </msub>
                      </mrow>
                    </mrow>
                    <mo fence="true" form="postfix" stretchy="false">)</mo>
                  </mrow>
                  <mi>y</mi>
                </mrow>
              </mtd>
            </mtr>
            <mtr>
              <mtd>
                <mrow>
                  <mo fence="true" form="prefix" stretchy="false">(</mo>
                  <mrow>
                    <mrow>
                      <msub>
                        <mi>x</mi>
                        <mi>k</mi>
                      </msub>
                      <mrow>
                        <msub>
                          <mi>y</mi>
                          <mi>i</mi>
                        </msub>
                        <mo stretchy="false">−</mo>
                        <msub>
                          <mi>x</mi>
                          <mi>i</mi>
                        </msub>
                      </mrow>
                      <msub>
                        <mi>y</mi>
                        <mi>k</mi>
                      </msub>
                    </mrow>
                  </mrow>
                  <mo fence="true" form="postfix" stretchy="false">)</mo>
                </mrow>
              </mtd>
              <mtd>
                <mrow>
                  <mrow>
                    <mo fence="true" form="prefix" stretchy="false">(</mo>
                    <mrow>
                      <mrow>
                        <msub>
                          <mi>y</mi>
                          <mi>k</mi>
                        </msub>
                        <mo stretchy="false">−</mo>
                        <msub>
                          <mi>y</mi>
                          <mi>i</mi>
                        </msub>
                      </mrow>
                    </mrow>
                    <mo fence="true" form="postfix" stretchy="false">)</mo>
                  </mrow>
                  <mi>x</mi>
                </mrow>
              </mtd>
              <mtd>
                <mrow>
                  <mrow>
                    <mo fence="true" form="prefix" stretchy="false">(</mo>
                    <mrow>
                      <mrow>
                        <msub>
                          <mi>x</mi>
                          <mi>i</mi>
                        </msub>
                        <mo stretchy="false">−</mo>
                        <msub>
                          <mi>x</mi>
                          <mi>k</mi>
                        </msub>
                      </mrow>
                    </mrow>
                    <mo fence="true" form="postfix" stretchy="false">)</mo>
                  </mrow>
                  <mi>y</mi>
                </mrow>
              </mtd>
            </mtr>
            <mtr>
              <mtd>
                <mrow>
                  <mo fence="true" form="prefix" stretchy="false">(</mo>
                  <mrow>
                    <mrow>
                      <msub>
                        <mi>x</mi>
                        <mi>i</mi>
                      </msub>
                      <mrow>
                        <msub>
                          <mi>y</mi>
                          <mi>j</mi>
                        </msub>
                        <mo stretchy="false">−</mo>
                        <msub>
                          <mi>x</mi>
                          <mi>j</mi>
                        </msub>
                      </mrow>
                      <msub>
                        <mi>y</mi>
                        <mi>i</mi>
                      </msub>
                    </mrow>
                  </mrow>
                  <mo fence="true" form="postfix" stretchy="false">)</mo>
                </mrow>
              </mtd>
              <mtd>
                <mrow>
                  <mrow>
                    <mo fence="true" form="prefix" stretchy="false">(</mo>
                    <mrow>
                      <mrow>
                        <msub>
                          <mi>y</mi>
                          <mi>i</mi>
                        </msub>
                        <mo stretchy="false">−</mo>
                        <msub>
                          <mi>y</mi>
                          <mi>j</mi>
                        </msub>
                      </mrow>
                    </mrow>
                    <mo fence="true" form="postfix" stretchy="false">)</mo>
                  </mrow>
                  <mi>x</mi>
                </mrow>
              </mtd>
              <mtd>
                <mrow>
                  <mrow>
                    <mo fence="true" form="prefix" stretchy="false">(</mo>
                    <mrow>
                      <mrow>
                        <msub>
                          <mi>x</mi>
                          <mi>j</mi>
                        </msub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form="postfix" stretchy="false">)</mo>
                  </mrow>
                  <mi>y</mi>
                </mrow>
              </mtd>
            </mtr>
          </mtable>
        </mrow>
        <mo fence="true" form="postfix" stretchy="true">]</mo>
      </mrow>
    </mrow>
    <annotation encoding="StarMath 5.0">
[L] =  1 over {  2A^e }  left[ matrix { 
(x_j y_k - x_k y_j) # (y_j - y_k) x # (x_k - x_j) y ##
(x_k y_i - x_i y_k) # (y_k - y_i) x # (x_i - x_k) y ##
(x_i y_j - x_j y_i) # (y_i - y_j) x # (x_j - x_i) y
}right]
</annotation>
  </semantics>
</math>
</file>

<file path=Object 27/content.xml><?xml version="1.0" encoding="utf-8"?>
<math xmlns="http://www.w3.org/1998/Math/MathML" display="block">
  <semantics>
    <mrow>
      <mrow>
        <mrow/>
        <mo stretchy="false">=</mo>
        <mfrac>
          <mn>1</mn>
          <mn>6</mn>
        </mfrac>
      </mrow>
      <msub>
        <mi>q</mi>
        <mi mathvariant="italic">xi</mi>
      </msub>
      <mrow>
        <mrow>
          <mo fence="true" form="prefix" stretchy="false">(</mo>
          <mrow>
            <mrow>
              <msub>
                <mi>y</mi>
                <mi>j</mi>
              </msub>
              <mo stretchy="false">−</mo>
              <msub>
                <mi>y</mi>
                <mi>k</mi>
              </msub>
            </mrow>
          </mrow>
          <mo fence="true" form="postfix" stretchy="false">)</mo>
        </mrow>
        <mo stretchy="false">+</mo>
        <mfrac>
          <mn>1</mn>
          <mn>6</mn>
        </mfrac>
      </mrow>
      <msub>
        <mi>q</mi>
        <mi mathvariant="italic">yi</mi>
      </msub>
      <mrow>
        <mrow>
          <mo fence="true" form="prefix" stretchy="false">(</mo>
          <mrow>
            <mrow>
              <msub>
                <mi>x</mi>
                <mi>k</mi>
              </msub>
              <mo stretchy="false">−</mo>
              <msub>
                <mi>x</mi>
                <mi>j</mi>
              </msub>
            </mrow>
          </mrow>
          <mo fence="true" form="postfix" stretchy="false">)</mo>
        </mrow>
        <mo stretchy="false">−</mo>
        <mfrac>
          <msup>
            <mi>A</mi>
            <mi>e</mi>
          </msup>
          <mn>3</mn>
        </mfrac>
      </mrow>
      <mi mathvariant="italic">Pe</mi>
    </mrow>
    <annotation encoding="StarMath 5.0">{} = 


1 over 6 q_xi ( y_j - y_k ) + 
1 over 6 q_yi (x_k - x_j)  
- A^e over 3 Pe 

</annotation>
  </semantics>
</math>
</file>

<file path=Object 28/content.xml><?xml version="1.0" encoding="utf-8"?>
<math xmlns="http://www.w3.org/1998/Math/MathML" display="block">
  <semantics>
    <mrow>
      <mfrac>
        <mn>1</mn>
        <mn>6</mn>
      </mfrac>
      <msub>
        <mi>q</mi>
        <mi mathvariant="italic">xj</mi>
      </msub>
      <mrow>
        <mrow>
          <mo fence="true" form="prefix" stretchy="false">(</mo>
          <mrow>
            <mrow>
              <msub>
                <mi>y</mi>
                <mi>k</mi>
              </msub>
              <mo stretchy="false">−</mo>
              <msub>
                <mi>y</mi>
                <mi>i</mi>
              </msub>
            </mrow>
          </mrow>
          <mo fence="true" form="postfix" stretchy="false">)</mo>
        </mrow>
        <mo stretchy="false">+</mo>
        <mfrac>
          <mn>1</mn>
          <mn>6</mn>
        </mfrac>
      </mrow>
      <msub>
        <mi>q</mi>
        <mi mathvariant="italic">yj</mi>
      </msub>
      <mrow>
        <mrow>
          <mo fence="true" form="prefix" stretchy="false">(</mo>
          <mrow>
            <mrow>
              <msub>
                <mi>x</mi>
                <mi>i</mi>
              </msub>
              <mo stretchy="false">−</mo>
              <msub>
                <mi>x</mi>
                <mi>k</mi>
              </msub>
            </mrow>
          </mrow>
          <mo fence="true" form="postfix" stretchy="false">)</mo>
        </mrow>
        <mo stretchy="false">−</mo>
        <mfrac>
          <msup>
            <mi>A</mi>
            <mi>e</mi>
          </msup>
          <mn>3</mn>
        </mfrac>
      </mrow>
      <mi mathvariant="italic">Pe</mi>
    </mrow>
    <annotation encoding="StarMath 5.0">
1 over 6 q_xj ( y_k - y_i ) + 
1 over 6 q_yj (x_i - x_k)  
- A^e over 3 Pe 

</annotation>
  </semantics>
</math>
</file>

<file path=Object 29/content.xml><?xml version="1.0" encoding="utf-8"?>
<math xmlns="http://www.w3.org/1998/Math/MathML" display="block">
  <semantics>
    <mrow>
      <mfrac>
        <mn>1</mn>
        <mn>6</mn>
      </mfrac>
      <msub>
        <mi>q</mi>
        <mi mathvariant="italic">xi</mi>
      </msub>
      <mrow>
        <mrow>
          <mo fence="true" form="prefix" stretchy="false">(</mo>
          <mrow>
            <mrow>
              <msub>
                <mi>y</mi>
                <mi>i</mi>
              </msub>
              <mo stretchy="false">−</mo>
              <msub>
                <mi>y</mi>
                <mi>j</mi>
              </msub>
            </mrow>
          </mrow>
          <mo fence="true" form="postfix" stretchy="false">)</mo>
        </mrow>
        <mo stretchy="false">+</mo>
        <mfrac>
          <mn>1</mn>
          <mn>6</mn>
        </mfrac>
      </mrow>
      <msub>
        <mi>q</mi>
        <mi mathvariant="italic">yi</mi>
      </msub>
      <mrow>
        <mrow>
          <mo fence="true" form="prefix" stretchy="false">(</mo>
          <mrow>
            <mrow>
              <msub>
                <mi>x</mi>
                <mi>j</mi>
              </msub>
              <mo stretchy="false">−</mo>
              <msub>
                <mi>x</mi>
                <mi>i</mi>
              </msub>
            </mrow>
          </mrow>
          <mo fence="true" form="postfix" stretchy="false">)</mo>
        </mrow>
        <mo stretchy="false">−</mo>
        <mfrac>
          <msup>
            <mi>A</mi>
            <mi>e</mi>
          </msup>
          <mn>3</mn>
        </mfrac>
      </mrow>
      <mi mathvariant="italic">Pe</mi>
    </mrow>
    <annotation encoding="StarMath 5.0">
1 over 6 q_xi ( y_i - y_j ) + 
1 over 6 q_yi (x_j - x_i)  
- A^e over 3 Pe 

</annotation>
  </semantics>
</math>
</file>

<file path=Object 3/content.xml><?xml version="1.0" encoding="utf-8"?>
<math xmlns="http://www.w3.org/1998/Math/MathML" display="block">
  <semantics>
    <mtable>
      <mtr>
        <mtd>
          <mrow>
            <mrow>
              <msub>
                <mi>L</mi>
                <mi>i</mi>
              </msub>
              <mo stretchy="false">=</mo>
              <mfrac>
                <mn>1</mn>
                <mrow>
                  <mn>2</mn>
                  <msup>
                    <mi>A</mi>
                    <mi>e</mi>
                  </msup>
                </mrow>
              </mfrac>
            </mrow>
            <mrow>
              <mo fence="true" form="prefix" stretchy="true">[</mo>
              <mrow>
                <mrow>
                  <mrow>
                    <mrow>
                      <mo fence="true" form="prefix" stretchy="false">(</mo>
                      <mrow>
                        <mrow>
                          <msub>
                            <mi>x</mi>
                            <mi>j</mi>
                          </msub>
                          <mrow>
                            <msub>
                              <mi>y</mi>
                              <mi>k</mi>
                            </msub>
                            <mo stretchy="false">−</mo>
                            <msub>
                              <mi>x</mi>
                              <mi>k</mi>
                            </msub>
                          </mrow>
                          <msub>
                            <mi>y</mi>
                            <mi>j</mi>
                          </msub>
                        </mrow>
                      </mrow>
                      <mo fence="true" form="postfix" stretchy="false">)</mo>
                    </mrow>
                    <mo stretchy="false">+</mo>
                    <mrow>
                      <mo fence="true" form="prefix" stretchy="false">(</mo>
                      <mrow>
                        <mrow>
                          <msub>
                            <mi>y</mi>
                            <mi>j</mi>
                          </msub>
                          <mo stretchy="false">−</mo>
                          <msub>
                            <mi>y</mi>
                            <mi>k</mi>
                          </msub>
                        </mrow>
                      </mrow>
                      <mo fence="true" form="postfix" stretchy="false">)</mo>
                    </mrow>
                  </mrow>
                  <mrow>
                    <mi>x</mi>
                    <mo stretchy="false">+</mo>
                    <mrow>
                      <mo fence="true" form="prefix" stretchy="false">(</mo>
                      <mrow>
                        <mrow>
                          <msub>
                            <mi>x</mi>
                            <mi>k</mi>
                          </msub>
                          <mo stretchy="false">−</mo>
                          <msub>
                            <mi>x</mi>
                            <mi>j</mi>
                          </msub>
                        </mrow>
                      </mrow>
                      <mo fence="true" form="postfix" stretchy="false">)</mo>
                    </mrow>
                  </mrow>
                  <mi>y</mi>
                </mrow>
              </mrow>
              <mo fence="true" form="postfix" stretchy="true">]</mo>
            </mrow>
          </mrow>
        </mtd>
      </mtr>
      <mtr>
        <mtd>
          <mrow>
            <mrow>
              <msub>
                <mi>L</mi>
                <mi>j</mi>
              </msub>
              <mo stretchy="false">=</mo>
              <mfrac>
                <mn>1</mn>
                <mrow>
                  <mn>2</mn>
                  <msup>
                    <mi>A</mi>
                    <mi>e</mi>
                  </msup>
                </mrow>
              </mfrac>
            </mrow>
            <mrow>
              <mo fence="true" form="prefix" stretchy="true">[</mo>
              <mrow>
                <mrow>
                  <mrow>
                    <mrow>
                      <mo fence="true" form="prefix" stretchy="false">(</mo>
                      <mrow>
                        <mrow>
                          <msub>
                            <mi>x</mi>
                            <mi>k</mi>
                          </msub>
                          <mrow>
                            <msub>
                              <mi>y</mi>
                              <mi>i</mi>
                            </msub>
                            <mo stretchy="false">−</mo>
                            <msub>
                              <mi>x</mi>
                              <mi>i</mi>
                            </msub>
                          </mrow>
                          <msub>
                            <mi>y</mi>
                            <mi>k</mi>
                          </msub>
                        </mrow>
                      </mrow>
                      <mo fence="true" form="postfix" stretchy="false">)</mo>
                    </mrow>
                    <mo stretchy="false">+</mo>
                    <mrow>
                      <mo fence="true" form="prefix" stretchy="false">(</mo>
                      <mrow>
                        <mrow>
                          <msub>
                            <mi>y</mi>
                            <mi>k</mi>
                          </msub>
                          <mo stretchy="false">−</mo>
                          <msub>
                            <mi>y</mi>
                            <mi>i</mi>
                          </msub>
                        </mrow>
                      </mrow>
                      <mo fence="true" form="postfix" stretchy="false">)</mo>
                    </mrow>
                  </mrow>
                  <mrow>
                    <mi>x</mi>
                    <mo stretchy="false">+</mo>
                    <mrow>
                      <mo fence="true" form="prefix" stretchy="false">(</mo>
                      <mrow>
                        <mrow>
                          <msub>
                            <mi>x</mi>
                            <mi>i</mi>
                          </msub>
                          <mo stretchy="false">−</mo>
                          <msub>
                            <mi>x</mi>
                            <mi>k</mi>
                          </msub>
                        </mrow>
                      </mrow>
                      <mo fence="true" form="postfix" stretchy="false">)</mo>
                    </mrow>
                  </mrow>
                  <mi>y</mi>
                </mrow>
              </mrow>
              <mo fence="true" form="postfix" stretchy="true">]</mo>
            </mrow>
          </mrow>
        </mtd>
      </mtr>
      <mtr>
        <mtd>
          <mrow>
            <mrow>
              <msub>
                <mi>L</mi>
                <mi>k</mi>
              </msub>
              <mo stretchy="false">=</mo>
              <mfrac>
                <mn>1</mn>
                <mrow>
                  <mn>2</mn>
                  <msup>
                    <mi>A</mi>
                    <mi>e</mi>
                  </msup>
                </mrow>
              </mfrac>
            </mrow>
            <mrow>
              <mo fence="true" form="prefix" stretchy="true">[</mo>
              <mrow>
                <mrow>
                  <mrow>
                    <mrow>
                      <mo fence="true" form="prefix" stretchy="false">(</mo>
                      <mrow>
                        <mrow>
                          <msub>
                            <mi>x</mi>
                            <mi>i</mi>
                          </msub>
                          <mrow>
                            <msub>
                              <mi>y</mi>
                              <mi>j</mi>
                            </msub>
                            <mo stretchy="false">−</mo>
                            <msub>
                              <mi>x</mi>
                              <mi>j</mi>
                            </msub>
                          </mrow>
                          <msub>
                            <mi>y</mi>
                            <mi>i</mi>
                          </msub>
                        </mrow>
                      </mrow>
                      <mo fence="true" form="postfix" stretchy="false">)</mo>
                    </mrow>
                    <mo stretchy="false">+</mo>
                    <mrow>
                      <mo fence="true" form="prefix" stretchy="false">(</mo>
                      <mrow>
                        <mrow>
                          <msub>
                            <mi>y</mi>
                            <mi>i</mi>
                          </msub>
                          <mo stretchy="false">−</mo>
                          <msub>
                            <mi>y</mi>
                            <mi>j</mi>
                          </msub>
                        </mrow>
                      </mrow>
                      <mo fence="true" form="postfix" stretchy="false">)</mo>
                    </mrow>
                  </mrow>
                  <mrow>
                    <mi>x</mi>
                    <mo stretchy="false">+</mo>
                    <mrow>
                      <mo fence="true" form="prefix" stretchy="false">(</mo>
                      <mrow>
                        <mrow>
                          <msub>
                            <mi>x</mi>
                            <mi>j</mi>
                          </msub>
                          <mo stretchy="false">−</mo>
                          <msub>
                            <mi>x</mi>
                            <mi>i</mi>
                          </msub>
                        </mrow>
                      </mrow>
                      <mo fence="true" form="postfix" stretchy="false">)</mo>
                    </mrow>
                  </mrow>
                  <mi>y</mi>
                </mrow>
              </mrow>
              <mo fence="true" form="postfix" stretchy="true">]</mo>
            </mrow>
          </mrow>
        </mtd>
      </mtr>
    </mtable>
    <annotation encoding="StarMath 5.0">L_i = 1 over {  2A^e } left[   (x_j y_k - x_k y_j) + (y_j - y_k) x + (x_k - x_j) y  right]
newline
L_j = 1 over {  2A^e } left[   (x_k y_i - x_i y_k) + (y_k - y_i) x + (x_i - x_k) y  right]
newline
L_k = 1 over {  2A^e } left[   (x_i y_j - x_j y_i) + (y_i - y_j) x + (x_j - x_i) y  right]</annotation>
  </semantics>
</math>
</file>

<file path=Object 30/content.xml><?xml version="1.0" encoding="utf-8"?>
<math xmlns="http://www.w3.org/1998/Math/MathML" display="block">
  <semantics>
    <mrow>
      <mrow>
        <mo fence="true" form="prefix" stretchy="false">[</mo>
        <mrow>
          <msub>
            <mi mathvariant="normal">Ψ</mi>
            <mi>x</mi>
          </msub>
        </mrow>
        <mo fence="true" form="postfix" stretchy="false">]</mo>
      </mrow>
      <mtext>{</mtext>
      <msub>
        <mi>q</mi>
        <mi>x</mi>
      </msub>
      <mrow>
        <mtext>}</mtext>
        <mo stretchy="false">+</mo>
        <mrow>
          <mo fence="true" form="prefix" stretchy="false">[</mo>
          <mrow>
            <msub>
              <mi mathvariant="normal">Ψ</mi>
              <mi>y</mi>
            </msub>
          </mrow>
          <mo fence="true" form="postfix" stretchy="false">]</mo>
        </mrow>
      </mrow>
      <mtext>{</mtext>
      <msub>
        <mi>q</mi>
        <mi>y</mi>
      </msub>
      <mrow>
        <mtext>}</mtext>
        <mo stretchy="false">−</mo>
        <mtext>{</mtext>
      </mrow>
      <mi>β</mi>
      <mtext>}</mtext>
      <mtext>{</mtext>
      <mi mathvariant="italic">Pe</mi>
      <mtext>}</mtext>
    </mrow>
    <annotation encoding="StarMath 5.0">[%PSI_x] "{"q_x"}" + [%PSI_y] "{"q_y"}" - "{"%beta"}""{"Pe"}"</annotation>
  </semantics>
</math>
</file>

<file path=Object 31/content.xml><?xml version="1.0" encoding="utf-8"?>
<math xmlns="http://www.w3.org/1998/Math/MathML" display="block">
  <semantics>
    <mrow>
      <mrow>
        <mrow>
          <mo fence="true" form="prefix" stretchy="false">[</mo>
          <mrow>
            <msub>
              <mi mathvariant="normal">Ψ</mi>
              <mi>x</mi>
            </msub>
          </mrow>
          <mo fence="true" form="postfix" stretchy="false">]</mo>
        </mrow>
        <mo stretchy="false">=</mo>
        <mfrac>
          <mn>1</mn>
          <mn>6</mn>
        </mfrac>
      </mrow>
      <mrow>
        <mo fence="true" form="prefix" stretchy="true">[</mo>
        <mrow>
          <mtable>
            <mtr>
              <mtd>
                <mrow>
                  <mo fence="true" form="prefix" stretchy="false">(</mo>
                  <mrow>
                    <mrow>
                      <msub>
                        <mi>y</mi>
                        <mi>j</mi>
                      </msub>
                      <mo stretchy="false">−</mo>
                      <msub>
                        <mi>y</mi>
                        <mi>k</mi>
                      </msub>
                    </mrow>
                  </mrow>
                  <mo fence="true" form="postfix" stretchy="false">)</mo>
                </mrow>
              </mtd>
              <mtd>
                <mrow>
                  <mo fence="true" form="prefix" stretchy="false">(</mo>
                  <mrow>
                    <mrow>
                      <msub>
                        <mi>y</mi>
                        <mi>k</mi>
                      </msub>
                      <mo stretchy="false">−</mo>
                      <msub>
                        <mi>y</mi>
                        <mi>i</mi>
                      </msub>
                    </mrow>
                  </mrow>
                  <mo fence="true" form="postfix" stretchy="false">)</mo>
                </mrow>
              </mtd>
              <mtd>
                <mrow>
                  <mo fence="true" form="prefix" stretchy="false">(</mo>
                  <mrow>
                    <mrow>
                      <msub>
                        <mi>y</mi>
                        <mi>i</mi>
                      </msub>
                      <mo stretchy="false">−</mo>
                      <msub>
                        <mi>y</mi>
                        <mi>j</mi>
                      </msub>
                    </mrow>
                  </mrow>
                  <mo fence="true" form="postfix" stretchy="false">)</mo>
                </mrow>
              </mtd>
            </mtr>
            <mtr>
              <mtd>
                <mrow>
                  <mo fence="true" form="prefix" stretchy="false">(</mo>
                  <mrow>
                    <mrow>
                      <msub>
                        <mi>y</mi>
                        <mi>j</mi>
                      </msub>
                      <mo stretchy="false">−</mo>
                      <msub>
                        <mi>y</mi>
                        <mi>k</mi>
                      </msub>
                    </mrow>
                  </mrow>
                  <mo fence="true" form="postfix" stretchy="false">)</mo>
                </mrow>
              </mtd>
              <mtd>
                <mrow>
                  <mo fence="true" form="prefix" stretchy="false">(</mo>
                  <mrow>
                    <mrow>
                      <msub>
                        <mi>y</mi>
                        <mi>k</mi>
                      </msub>
                      <mo stretchy="false">−</mo>
                      <msub>
                        <mi>y</mi>
                        <mi>i</mi>
                      </msub>
                    </mrow>
                  </mrow>
                  <mo fence="true" form="postfix" stretchy="false">)</mo>
                </mrow>
              </mtd>
              <mtd>
                <mrow>
                  <mo fence="true" form="prefix" stretchy="false">(</mo>
                  <mrow>
                    <mrow>
                      <msub>
                        <mi>y</mi>
                        <mi>i</mi>
                      </msub>
                      <mo stretchy="false">−</mo>
                      <msub>
                        <mi>y</mi>
                        <mi>j</mi>
                      </msub>
                    </mrow>
                  </mrow>
                  <mo fence="true" form="postfix" stretchy="false">)</mo>
                </mrow>
              </mtd>
            </mtr>
            <mtr>
              <mtd>
                <mrow>
                  <mo fence="true" form="prefix" stretchy="false">(</mo>
                  <mrow>
                    <mrow>
                      <msub>
                        <mi>y</mi>
                        <mi>j</mi>
                      </msub>
                      <mo stretchy="false">−</mo>
                      <msub>
                        <mi>y</mi>
                        <mi>k</mi>
                      </msub>
                    </mrow>
                  </mrow>
                  <mo fence="true" form="postfix" stretchy="false">)</mo>
                </mrow>
              </mtd>
              <mtd>
                <mrow>
                  <mo fence="true" form="prefix" stretchy="false">(</mo>
                  <mrow>
                    <mrow>
                      <msub>
                        <mi>y</mi>
                        <mi>k</mi>
                      </msub>
                      <mo stretchy="false">−</mo>
                      <msub>
                        <mi>y</mi>
                        <mi>i</mi>
                      </msub>
                    </mrow>
                  </mrow>
                  <mo fence="true" form="postfix" stretchy="false">)</mo>
                </mrow>
              </mtd>
              <mtd>
                <mrow>
                  <mo fence="true" form="prefix" stretchy="false">(</mo>
                  <mrow>
                    <mrow>
                      <msub>
                        <mi>y</mi>
                        <mi>i</mi>
                      </msub>
                      <mo stretchy="false">−</mo>
                      <msub>
                        <mi>y</mi>
                        <mi>j</mi>
                      </msub>
                    </mrow>
                  </mrow>
                  <mo fence="true" form="postfix" stretchy="false">)</mo>
                </mrow>
              </mtd>
            </mtr>
          </mtable>
        </mrow>
        <mo fence="true" form="postfix" stretchy="true">]</mo>
      </mrow>
    </mrow>
    <annotation encoding="StarMath 5.0">[%PSI_x] = 1 over {6} left[matrix { 
(y_j - y_k) # (y_k - y_i) # ( y_i - y_j ) ##
(y_j - y_k) # (y_k - y_i) # ( y_i - y_j ) ##
(y_j - y_k) # (y_k - y_i) # ( y_i - y_j )
}right]</annotation>
  </semantics>
</math>
</file>

<file path=Object 32/content.xml><?xml version="1.0" encoding="utf-8"?>
<math xmlns="http://www.w3.org/1998/Math/MathML" display="block">
  <semantics>
    <mrow>
      <mrow>
        <mrow>
          <mo fence="true" form="prefix" stretchy="false">[</mo>
          <mrow>
            <msub>
              <mi mathvariant="normal">Ψ</mi>
              <mi>y</mi>
            </msub>
          </mrow>
          <mo fence="true" form="postfix" stretchy="false">]</mo>
        </mrow>
        <mo stretchy="false">=</mo>
        <mfrac>
          <mn>1</mn>
          <mn>6</mn>
        </mfrac>
      </mrow>
      <mrow>
        <mo fence="true" form="prefix" stretchy="true">[</mo>
        <mrow>
          <mtable>
            <mtr>
              <mtd>
                <mrow>
                  <mo fence="true" form="prefix" stretchy="false">(</mo>
                  <mrow>
                    <mrow>
                      <msub>
                        <mi>x</mi>
                        <mi>k</mi>
                      </msub>
                      <mo stretchy="false">−</mo>
                      <msub>
                        <mi>x</mi>
                        <mi>j</mi>
                      </msub>
                    </mrow>
                  </mrow>
                  <mo fence="true" form="postfix" stretchy="false">)</mo>
                </mrow>
              </mtd>
              <mtd>
                <mrow>
                  <mo fence="true" form="prefix" stretchy="false">(</mo>
                  <mrow>
                    <mrow>
                      <msub>
                        <mi>x</mi>
                        <mi>i</mi>
                      </msub>
                      <mo stretchy="false">−</mo>
                      <msub>
                        <mi>x</mi>
                        <mi>k</mi>
                      </msub>
                    </mrow>
                  </mrow>
                  <mo fence="true" form="postfix" stretchy="false">)</mo>
                </mrow>
              </mtd>
              <mtd>
                <mrow>
                  <mo fence="true" form="prefix" stretchy="false">(</mo>
                  <mrow>
                    <mrow>
                      <msub>
                        <mi>x</mi>
                        <mi>j</mi>
                      </msub>
                      <mo stretchy="false">−</mo>
                      <msub>
                        <mi>x</mi>
                        <mi>i</mi>
                      </msub>
                    </mrow>
                  </mrow>
                  <mo fence="true" form="postfix" stretchy="false">)</mo>
                </mrow>
              </mtd>
            </mtr>
            <mtr>
              <mtd>
                <mrow>
                  <mo fence="true" form="prefix" stretchy="false">(</mo>
                  <mrow>
                    <mrow>
                      <msub>
                        <mi>x</mi>
                        <mi>k</mi>
                      </msub>
                      <mo stretchy="false">−</mo>
                      <msub>
                        <mi>x</mi>
                        <mi>j</mi>
                      </msub>
                    </mrow>
                  </mrow>
                  <mo fence="true" form="postfix" stretchy="false">)</mo>
                </mrow>
              </mtd>
              <mtd>
                <mrow>
                  <mo fence="true" form="prefix" stretchy="false">(</mo>
                  <mrow>
                    <mrow>
                      <msub>
                        <mi>x</mi>
                        <mi>i</mi>
                      </msub>
                      <mo stretchy="false">−</mo>
                      <msub>
                        <mi>x</mi>
                        <mi>k</mi>
                      </msub>
                    </mrow>
                  </mrow>
                  <mo fence="true" form="postfix" stretchy="false">)</mo>
                </mrow>
              </mtd>
              <mtd>
                <mrow>
                  <mo fence="true" form="prefix" stretchy="false">(</mo>
                  <mrow>
                    <mrow>
                      <msub>
                        <mi>x</mi>
                        <mi>j</mi>
                      </msub>
                      <mo stretchy="false">−</mo>
                      <msub>
                        <mi>x</mi>
                        <mi>i</mi>
                      </msub>
                    </mrow>
                  </mrow>
                  <mo fence="true" form="postfix" stretchy="false">)</mo>
                </mrow>
              </mtd>
            </mtr>
            <mtr>
              <mtd>
                <mrow>
                  <mo fence="true" form="prefix" stretchy="false">(</mo>
                  <mrow>
                    <mrow>
                      <msub>
                        <mi>x</mi>
                        <mi>k</mi>
                      </msub>
                      <mo stretchy="false">−</mo>
                      <msub>
                        <mi>x</mi>
                        <mi>j</mi>
                      </msub>
                    </mrow>
                  </mrow>
                  <mo fence="true" form="postfix" stretchy="false">)</mo>
                </mrow>
              </mtd>
              <mtd>
                <mrow>
                  <mo fence="true" form="prefix" stretchy="false">(</mo>
                  <mrow>
                    <mrow>
                      <msub>
                        <mi>x</mi>
                        <mi>i</mi>
                      </msub>
                      <mo stretchy="false">−</mo>
                      <msub>
                        <mi>x</mi>
                        <mi>k</mi>
                      </msub>
                    </mrow>
                  </mrow>
                  <mo fence="true" form="postfix" stretchy="false">)</mo>
                </mrow>
              </mtd>
              <mtd>
                <mrow>
                  <mo fence="true" form="prefix" stretchy="false">(</mo>
                  <mrow>
                    <mrow>
                      <msub>
                        <mi>x</mi>
                        <mi>j</mi>
                      </msub>
                      <mo stretchy="false">−</mo>
                      <msub>
                        <mi>x</mi>
                        <mi>i</mi>
                      </msub>
                    </mrow>
                  </mrow>
                  <mo fence="true" form="postfix" stretchy="false">)</mo>
                </mrow>
              </mtd>
            </mtr>
          </mtable>
        </mrow>
        <mo fence="true" form="postfix" stretchy="true">]</mo>
      </mrow>
    </mrow>
    <annotation encoding="StarMath 5.0">[%PSI_y] = 1 over {6} left[matrix { 
(x_k - x_j) # (x_i - x_k) # (x_j - x_i) ##
(x_k - x_j) # (x_i - x_k) # (x_j - x_i) ##
(x_k - x_j) # (x_i - x_k) # (x_j - x_i)
}right]</annotation>
  </semantics>
</math>
</file>

<file path=Object 33/content.xml><?xml version="1.0" encoding="utf-8"?>
<math xmlns="http://www.w3.org/1998/Math/MathML" display="block">
  <semantics>
    <mrow>
      <mrow>
        <mrow>
          <mo fence="true" form="prefix" stretchy="false">[</mo>
          <mrow>
            <mi>β</mi>
          </mrow>
          <mo fence="true" form="postfix" stretchy="false">]</mo>
        </mrow>
        <mo stretchy="false">=</mo>
        <mfrac>
          <msup>
            <mi>A</mi>
            <mi>e</mi>
          </msup>
          <mn>3</mn>
        </mfrac>
      </mrow>
      <mrow>
        <mo fence="true" form="prefix" stretchy="true">[</mo>
        <mrow>
          <mtable>
            <mtr>
              <mtd>
                <mn>1</mn>
              </mtd>
            </mtr>
            <mtr>
              <mtd>
                <mn>1</mn>
              </mtd>
            </mtr>
            <mtr>
              <mtd>
                <mn>1</mn>
              </mtd>
            </mtr>
          </mtable>
        </mrow>
        <mo fence="true" form="postfix" stretchy="true">]</mo>
      </mrow>
    </mrow>
    <annotation encoding="StarMath 5.0">[%beta] = A^e over {3} left[matrix {1 ## 1 ## 1
}right]</annotation>
  </semantics>
</math>
</file>

<file path=Object 34/content.xml><?xml version="1.0" encoding="utf-8"?>
<math xmlns="http://www.w3.org/1998/Math/MathML" display="block">
  <semantics>
    <mrow>
      <mrow>
        <mrow>
          <mo fence="true" form="prefix" stretchy="false">[</mo>
          <mrow>
            <mi>C</mi>
          </mrow>
          <mo fence="true" form="postfix" stretchy="false">]</mo>
        </mrow>
        <mo stretchy="false">=</mo>
        <mfrac>
          <mi>A</mi>
          <mn>3</mn>
        </mfrac>
      </mrow>
      <mrow>
        <mo fence="true" form="prefix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form="postfix" stretchy="true">]</mo>
      </mrow>
    </mrow>
    <annotation encoding="StarMath 5.0">[C] = A over 3 left[matrix { 
1 # 0 # 0 ##
0 # 1 # 0 ##
0 # 0 # 1
}right]</annotation>
  </semantics>
</math>
</file>

<file path=Object 35/content.xml><?xml version="1.0" encoding="utf-8"?>
<math xmlns="http://www.w3.org/1998/Math/MathML" display="block">
  <semantics>
    <mtable>
      <mtr>
        <mtd>
          <mrow>
            <mrow>
              <mo fence="true" form="prefix" stretchy="false">[</mo>
              <mrow>
                <mi>C</mi>
              </mrow>
              <mo fence="true" form="postfix" stretchy="false">]</mo>
            </mrow>
            <mtext>{</mtext>
            <mi>h</mi>
            <msub>
              <mtext>}</mtext>
              <mrow>
                <mrow>
                  <mi>t</mi>
                  <mo stretchy="false">+</mo>
                  <mi mathvariant="normal">Δ</mi>
                </mrow>
                <mi>t</mi>
              </mrow>
            </msub>
          </mrow>
        </mtd>
        <mtd>
          <mrow>
            <mrow/>
            <mo stretchy="false">=</mo>
            <mrow/>
          </mrow>
        </mtd>
        <mtd>
          <mrow/>
        </mtd>
        <mtd>
          <mrow>
            <mrow>
              <mo fence="true" form="prefix" stretchy="false">[</mo>
              <mrow>
                <mi>C</mi>
              </mrow>
              <mo fence="true" form="postfix" stretchy="false">]</mo>
            </mrow>
            <mtext>{</mtext>
            <mi>h</mi>
            <mrow>
              <msub>
                <mtext>}</mtext>
                <mi>t</mi>
              </msub>
              <mo stretchy="false">−</mo>
              <mi mathvariant="normal">Δ</mi>
            </mrow>
            <mi>t</mi>
            <mrow>
              <mo fence="true" form="prefix" stretchy="false">[</mo>
              <mrow>
                <msub>
                  <mi mathvariant="normal">Ψ</mi>
                  <mi>x</mi>
                </msub>
              </mrow>
              <mo fence="true" form="postfix" stretchy="false">]</mo>
            </mrow>
            <mrow>
              <mo fence="true" form="prefix" stretchy="true">(</mo>
              <mrow>
                <mrow>
                  <mrow>
                    <mo fence="true" form="prefix" stretchy="false">(</mo>
                    <mrow>
                      <mrow>
                        <mn>1</mn>
                        <mo stretchy="false">+</mo>
                        <mi>ω</mi>
                      </mrow>
                    </mrow>
                    <mo fence="true" form="postfix" stretchy="false">)</mo>
                  </mrow>
                  <mtext>{</mtext>
                  <msub>
                    <mi>q</mi>
                    <mi>x</mi>
                  </msub>
                  <mrow>
                    <msub>
                      <mtext>}</mtext>
                      <mi>t</mi>
                    </msub>
                    <mo stretchy="false">+</mo>
                    <mi>ω</mi>
                  </mrow>
                  <mtext>{</mtext>
                  <msub>
                    <mi>q</mi>
                    <mi>x</mi>
                  </msub>
                  <msub>
                    <mtext>}</mtext>
                    <mrow>
                      <mrow>
                        <mi>t</mi>
                        <mo stretchy="false">+</mo>
                        <mi mathvariant="normal">Δ</mi>
                      </mrow>
                      <mi>t</mi>
                    </mrow>
                  </msub>
                </mrow>
              </mrow>
              <mo fence="true" form="postfix" stretchy="true">)</mo>
            </mrow>
          </mrow>
        </mtd>
      </mtr>
      <mtr>
        <mtd>
          <mrow/>
        </mtd>
        <mtd>
          <mrow/>
        </mtd>
        <mtd>
          <mrow>
            <mrow/>
            <mo stretchy="false">−</mo>
            <mrow/>
          </mrow>
        </mtd>
        <mtd>
          <mrow>
            <mi mathvariant="normal">Δ</mi>
            <mi>t</mi>
            <mrow>
              <mo fence="true" form="prefix" stretchy="false">[</mo>
              <mrow>
                <msub>
                  <mi mathvariant="normal">Ψ</mi>
                  <mi>y</mi>
                </msub>
              </mrow>
              <mo fence="true" form="postfix" stretchy="false">]</mo>
            </mrow>
            <mrow>
              <mo fence="true" form="prefix" stretchy="true">(</mo>
              <mrow>
                <mrow>
                  <mrow>
                    <mo fence="true" form="prefix" stretchy="false">(</mo>
                    <mrow>
                      <mrow>
                        <mn>1</mn>
                        <mo stretchy="false">+</mo>
                        <mi>ω</mi>
                      </mrow>
                    </mrow>
                    <mo fence="true" form="postfix" stretchy="false">)</mo>
                  </mrow>
                  <mtext>{</mtext>
                  <msub>
                    <mi>q</mi>
                    <mi>y</mi>
                  </msub>
                  <mrow>
                    <msub>
                      <mtext>}</mtext>
                      <mi>t</mi>
                    </msub>
                    <mo stretchy="false">+</mo>
                    <mi>ω</mi>
                  </mrow>
                  <mtext>{</mtext>
                  <msub>
                    <mi>q</mi>
                    <mi>y</mi>
                  </msub>
                  <msub>
                    <mtext>}</mtext>
                    <mrow>
                      <mrow>
                        <mi>t</mi>
                        <mo stretchy="false">+</mo>
                        <mi mathvariant="normal">Δ</mi>
                      </mrow>
                      <mi>t</mi>
                    </mrow>
                  </msub>
                </mrow>
              </mrow>
              <mo fence="true" form="postfix" stretchy="true">)</mo>
            </mrow>
          </mrow>
        </mtd>
      </mtr>
      <mtr>
        <mtd>
          <mrow/>
        </mtd>
        <mtd>
          <mrow/>
        </mtd>
        <mtd>
          <mrow>
            <mrow/>
            <mo stretchy="false">+</mo>
            <mrow/>
          </mrow>
        </mtd>
        <mtd>
          <mrow>
            <mi mathvariant="normal">Δ</mi>
            <mi>t</mi>
            <mtext>{</mtext>
            <mi>β</mi>
            <mtext>}</mtext>
            <mrow>
              <mo fence="true" form="prefix" stretchy="true">(</mo>
              <mrow>
                <mrow>
                  <mrow>
                    <mo fence="true" form="prefix" stretchy="false">(</mo>
                    <mrow>
                      <mrow>
                        <mn>1</mn>
                        <mo stretchy="false">+</mo>
                        <mi>ω</mi>
                      </mrow>
                    </mrow>
                    <mo fence="true" form="postfix" stretchy="false">)</mo>
                  </mrow>
                  <mrow>
                    <msub>
                      <mi mathvariant="italic">Pe</mi>
                      <mi>t</mi>
                    </msub>
                    <mo stretchy="false">+</mo>
                    <mi>ω</mi>
                  </mrow>
                  <msub>
                    <mi mathvariant="italic">Pe</mi>
                    <mrow>
                      <mrow>
                        <mi>t</mi>
                        <mo stretchy="false">+</mo>
                        <mi mathvariant="normal">Δ</mi>
                      </mrow>
                      <mi>t</mi>
                    </mrow>
                  </msub>
                </mrow>
              </mrow>
              <mo fence="true" form="postfix" stretchy="true">)</mo>
            </mrow>
          </mrow>
        </mtd>
      </mtr>
    </mtable>
    <annotation encoding="StarMath 5.0">matrix {
[C]"{"h"}"_{t + %DELTA t} # {}={} # {} # [C]"{"h"}"_t - %DELTA t[%PSI_x] left( (1 + %omega) "{"q_x"}"_{t} + %omega "{"q_x"}"_{t + %DELTA t} right) ##
{}#{}# {}-{} # %DELTA t[%PSI_y] left((1 + %omega) "{"q_y"}"_{t} + %omega "{"q_y"}"_{t + %DELTA t} right) ##
{}#{}# {}+{} # %DELTA t "{" %beta "}" left((1 + %omega) {Pe}_{t} + %omega {Pe}_{t + %DELTA t} right)
}</annotation>
  </semantics>
</math>
</file>

<file path=Object 36/content.xml><?xml version="1.0" encoding="utf-8"?>
<math xmlns="http://www.w3.org/1998/Math/MathML" display="block">
  <semantics>
    <mrow>
      <mrow>
        <mrow>
          <mo fence="true" form="prefix" stretchy="false">[</mo>
          <mrow>
            <mi>R</mi>
          </mrow>
          <mo fence="true" form="postfix" stretchy="false">]</mo>
        </mrow>
        <mo stretchy="false">=</mo>
        <mrow>
          <mo fence="true" form="prefix" stretchy="false">[</mo>
          <mrow>
            <msub>
              <mi mathvariant="normal">Ψ</mi>
              <mi>x</mi>
            </msub>
          </mrow>
          <mo fence="true" form="postfix" stretchy="false">]</mo>
        </mrow>
      </mrow>
      <mtext>{</mtext>
      <msub>
        <mi>q</mi>
        <mi>x</mi>
      </msub>
      <mrow>
        <mtext>}</mtext>
        <mo stretchy="false">+</mo>
        <mrow>
          <mo fence="true" form="prefix" stretchy="false">[</mo>
          <mrow>
            <msub>
              <mi mathvariant="normal">Ψ</mi>
              <mi>y</mi>
            </msub>
          </mrow>
          <mo fence="true" form="postfix" stretchy="false">]</mo>
        </mrow>
      </mrow>
      <mtext>{</mtext>
      <msub>
        <mi>q</mi>
        <mi>y</mi>
      </msub>
      <mrow>
        <mtext>}</mtext>
        <mo stretchy="false">−</mo>
        <mtext>{</mtext>
      </mrow>
      <mi>β</mi>
      <mtext>}</mtext>
      <mtext>{</mtext>
      <mi mathvariant="italic">Pe</mi>
      <mrow>
        <mtext>}</mtext>
        <mo stretchy="false">+</mo>
        <mrow>
          <mo fence="true" form="prefix" stretchy="false">[</mo>
          <mrow>
            <mi>C</mi>
          </mrow>
          <mo fence="true" form="postfix" stretchy="false">]</mo>
        </mrow>
      </mrow>
      <mtext>{</mtext>
      <mi>h</mi>
      <mrow>
        <mtext>} </mtext>
        <mo stretchy="false">≈</mo>
        <mn>0</mn>
      </mrow>
    </mrow>
    <annotation encoding="StarMath 5.0">[R] =[%PSI_x] "{"q_x"}" + [%PSI_y] "{"q_y"}" - "{"%beta "}"  "{"Pe"}" + [C]"{"h"} " approx 0</annotation>
  </semantics>
</math>
</file>

<file path=Object 37/content.xml><?xml version="1.0" encoding="utf-8"?>
<math xmlns="http://www.w3.org/1998/Math/MathML" display="block">
  <semantics>
    <mrow>
      <mrow>
        <mfrac>
          <mrow>
            <mo stretchy="false">∂</mo>
            <mi>h</mi>
          </mrow>
          <mrow>
            <mo stretchy="false">∂</mo>
            <mi>t</mi>
          </mrow>
        </mfrac>
        <mo stretchy="false">=</mo>
        <mrow>
          <mo fence="true" form="prefix" stretchy="false">(</mo>
          <mrow>
            <mrow>
              <mn>1</mn>
              <mo stretchy="false">−</mo>
              <mi>ω</mi>
            </mrow>
          </mrow>
          <mo fence="true" form="postfix" stretchy="false">)</mo>
        </mrow>
      </mrow>
      <mrow>
        <msub>
          <mi>h</mi>
          <mi>t</mi>
        </msub>
        <mo stretchy="false">+</mo>
        <mi>ω</mi>
      </mrow>
      <msub>
        <mi>h</mi>
        <mrow>
          <mrow>
            <mi>t</mi>
            <mo stretchy="false">+</mo>
            <mi mathvariant="normal">Δ</mi>
          </mrow>
          <mi>t</mi>
        </mrow>
      </msub>
    </mrow>
    <annotation encoding="StarMath 5.0">{partial h} over { partial t } = ( 1 - %omega ) h_t + %omega h_{ t+%DELTA t }</annotation>
  </semantics>
</math>
</file>

<file path=Object 38/content.xml><?xml version="1.0" encoding="utf-8"?>
<math xmlns="http://www.w3.org/1998/Math/MathML" display="block">
  <semantics>
    <mtable>
      <mtr>
        <mtd>
          <mrow>
            <mo fence="true" form="prefix" stretchy="false">[</mo>
            <mrow>
              <mi>R</mi>
            </mrow>
            <mo fence="true" form="postfix" stretchy="false">]</mo>
          </mrow>
        </mtd>
        <mtd>
          <mrow>
            <mrow/>
            <mo stretchy="false">=</mo>
            <mrow/>
          </mrow>
        </mtd>
        <mtd>
          <mrow/>
        </mtd>
        <mtd>
          <mrow>
            <mrow>
              <mo fence="true" form="prefix" stretchy="false">[</mo>
              <mrow>
                <msub>
                  <mi mathvariant="normal">Ψ</mi>
                  <mi>x</mi>
                </msub>
              </mrow>
              <mo fence="true" form="postfix" stretchy="false">]</mo>
            </mrow>
            <mrow>
              <mo fence="true" form="prefix" stretchy="true">(</mo>
              <mrow>
                <mrow>
                  <mrow>
                    <mo fence="true" form="prefix" stretchy="false">(</mo>
                    <mrow>
                      <mrow>
                        <mn>1</mn>
                        <mo stretchy="false">+</mo>
                        <mi>ω</mi>
                      </mrow>
                    </mrow>
                    <mo fence="true" form="postfix" stretchy="false">)</mo>
                  </mrow>
                  <mtext>{</mtext>
                  <msub>
                    <mi>q</mi>
                    <mi>x</mi>
                  </msub>
                  <mrow>
                    <msub>
                      <mtext>}</mtext>
                      <mi>t</mi>
                    </msub>
                    <mo stretchy="false">+</mo>
                    <mi>ω</mi>
                  </mrow>
                  <mtext>{</mtext>
                  <msub>
                    <mi>q</mi>
                    <mi>x</mi>
                  </msub>
                  <msub>
                    <mtext>}</mtext>
                    <mrow>
                      <mrow>
                        <mi>t</mi>
                        <mo stretchy="false">+</mo>
                        <mi mathvariant="normal">Δ</mi>
                      </mrow>
                      <mi>t</mi>
                    </mrow>
                  </msub>
                </mrow>
              </mrow>
              <mo fence="true" form="postfix" stretchy="true">)</mo>
            </mrow>
          </mrow>
        </mtd>
      </mtr>
      <mtr>
        <mtd>
          <mrow/>
        </mtd>
        <mtd>
          <mrow/>
        </mtd>
        <mtd>
          <mrow>
            <mrow/>
            <mo stretchy="false">+</mo>
            <mrow/>
          </mrow>
        </mtd>
        <mtd>
          <mrow>
            <mrow>
              <mo fence="true" form="prefix" stretchy="false">[</mo>
              <mrow>
                <msub>
                  <mi mathvariant="normal">Ψ</mi>
                  <mi>y</mi>
                </msub>
              </mrow>
              <mo fence="true" form="postfix" stretchy="false">]</mo>
            </mrow>
            <mrow>
              <mo fence="true" form="prefix" stretchy="true">(</mo>
              <mrow>
                <mrow>
                  <mrow>
                    <mo fence="true" form="prefix" stretchy="false">(</mo>
                    <mrow>
                      <mrow>
                        <mn>1</mn>
                        <mo stretchy="false">+</mo>
                        <mi>ω</mi>
                      </mrow>
                    </mrow>
                    <mo fence="true" form="postfix" stretchy="false">)</mo>
                  </mrow>
                  <mtext>{</mtext>
                  <msub>
                    <mi>q</mi>
                    <mi>y</mi>
                  </msub>
                  <mrow>
                    <msub>
                      <mtext>}</mtext>
                      <mi>t</mi>
                    </msub>
                    <mo stretchy="false">+</mo>
                    <mi>ω</mi>
                  </mrow>
                  <mtext>{</mtext>
                  <msub>
                    <mi>q</mi>
                    <mi>y</mi>
                  </msub>
                  <msub>
                    <mtext>}</mtext>
                    <mrow>
                      <mrow>
                        <mi>t</mi>
                        <mo stretchy="false">+</mo>
                        <mi mathvariant="normal">Δ</mi>
                      </mrow>
                      <mi>t</mi>
                    </mrow>
                  </msub>
                </mrow>
              </mrow>
              <mo fence="true" form="postfix" stretchy="true">)</mo>
            </mrow>
          </mrow>
        </mtd>
      </mtr>
      <mtr>
        <mtd>
          <mrow/>
        </mtd>
        <mtd>
          <mrow/>
        </mtd>
        <mtd>
          <mrow>
            <mrow/>
            <mo stretchy="false">−</mo>
            <mrow/>
          </mrow>
        </mtd>
        <mtd>
          <mrow>
            <mtext>{</mtext>
            <mi>β</mi>
            <mtext>}</mtext>
            <mrow>
              <mo fence="true" form="prefix" stretchy="true">(</mo>
              <mrow>
                <mrow>
                  <mrow>
                    <mo fence="true" form="prefix" stretchy="false">(</mo>
                    <mrow>
                      <mrow>
                        <mn>1</mn>
                        <mo stretchy="false">+</mo>
                        <mi>ω</mi>
                      </mrow>
                    </mrow>
                    <mo fence="true" form="postfix" stretchy="false">)</mo>
                  </mrow>
                  <mrow>
                    <msub>
                      <mi mathvariant="italic">Pe</mi>
                      <mi>t</mi>
                    </msub>
                    <mo stretchy="false">+</mo>
                    <mi>ω</mi>
                  </mrow>
                  <msub>
                    <mi mathvariant="italic">Pe</mi>
                    <mrow>
                      <mrow>
                        <mi>t</mi>
                        <mo stretchy="false">+</mo>
                        <mi mathvariant="normal">Δ</mi>
                      </mrow>
                      <mi>t</mi>
                    </mrow>
                  </msub>
                </mrow>
              </mrow>
              <mo fence="true" form="postfix" stretchy="true">)</mo>
            </mrow>
          </mrow>
        </mtd>
      </mtr>
      <mtr>
        <mtd>
          <mrow/>
        </mtd>
        <mtd>
          <mrow/>
        </mtd>
        <mtd>
          <mrow>
            <mrow/>
            <mo stretchy="false">+</mo>
            <mrow/>
          </mrow>
        </mtd>
        <mtd>
          <mrow>
            <mfrac>
              <mn>1</mn>
              <mrow>
                <mi mathvariant="normal">Δ</mi>
                <mi>t</mi>
              </mrow>
            </mfrac>
            <mrow>
              <mo fence="true" form="prefix" stretchy="false">[</mo>
              <mrow>
                <mi>C</mi>
              </mrow>
              <mo fence="true" form="postfix" stretchy="false">]</mo>
            </mrow>
            <mrow>
              <mo fence="true" form="prefix" stretchy="true">(</mo>
              <mrow>
                <mrow>
                  <mtext>{</mtext>
                  <mi>h</mi>
                  <mrow>
                    <msub>
                      <mtext>}</mtext>
                      <mrow>
                        <mrow>
                          <mi>t</mi>
                          <mo stretchy="false">+</mo>
                          <mi mathvariant="normal">Δ</mi>
                        </mrow>
                        <mi>t</mi>
                      </mrow>
                    </msub>
                    <mo stretchy="false">−</mo>
                    <mtext>{</mtext>
                  </mrow>
                  <mi>h</mi>
                  <msub>
                    <mtext>}</mtext>
                    <mi>t</mi>
                  </msub>
                </mrow>
              </mrow>
              <mo fence="true" form="postfix" stretchy="true">)</mo>
            </mrow>
          </mrow>
        </mtd>
      </mtr>
      <mtr>
        <mtd>
          <mrow/>
        </mtd>
        <mtd>
          <mrow/>
        </mtd>
        <mtd>
          <mrow>
            <mrow/>
            <mo stretchy="false">≈</mo>
            <mrow/>
          </mrow>
        </mtd>
        <mtd>
          <mn>0</mn>
        </mtd>
      </mtr>
    </mtable>
    <annotation encoding="StarMath 5.0">matrix{
[R] #{}={}# {}#[%PSI_x] left( (1 + %omega) "{"q_x"}"_{t} + %omega "{"q_x"}"_{t + %DELTA t} right) ##
{}#{}  #{}+{}# [%PSI_y] left((1 + %omega) "{"q_y"}"_{t} + %omega "{"q_y"}"_{t + %DELTA t} right) ##
{}#{}  #{}-{}# "{"%beta "}" left((1 + %omega) {Pe}_{t} + %omega {Pe}_{t + %DELTA t} right) ##

{}#{}  #{}+{}# 1 over {%DELTA t}[C]left("{"h"}"_{t + %DELTA t} - "{"h"}"_t right) ##
{}#{}  #{}approx{}# 0
}</annotation>
  </semantics>
</math>
</file>

<file path=Object 4/content.xml><?xml version="1.0" encoding="utf-8"?>
<math xmlns="http://www.w3.org/1998/Math/MathML" display="block">
  <semantics>
    <mrow>
      <mover accent="true">
        <msub>
          <mi>q</mi>
          <mi>x</mi>
        </msub>
        <mo stretchy="false">~</mo>
      </mover>
      <mo stretchy="false">=</mo>
      <mrow>
        <munder>
          <mo stretchy="false">∑</mo>
          <mrow>
            <mi mathvariant="italic">nodes</mi>
            <mi mathvariant="italic">per</mi>
            <mi mathvariant="italic">element</mi>
          </mrow>
        </munder>
        <mrow>
          <msub>
            <mi>N</mi>
            <mi>i</mi>
          </msub>
          <msub>
            <mi>q</mi>
            <mi>x</mi>
          </msub>
        </mrow>
      </mrow>
    </mrow>
    <annotation encoding="StarMath 5.0">tilde q_x = sum from{nodes per element} { N_i  q_x }</annotation>
  </semantics>
</math>
</file>

<file path=Object 5/content.xml><?xml version="1.0" encoding="utf-8"?>
<math xmlns="http://www.w3.org/1998/Math/MathML" display="block">
  <semantics>
    <mrow>
      <msub>
        <mi>N</mi>
        <mi>i</mi>
      </msub>
      <mo stretchy="false">=</mo>
      <msub>
        <mi>L</mi>
        <mi>i</mi>
      </msub>
    </mrow>
    <annotation encoding="StarMath 5.0">N_i = L_i</annotation>
  </semantics>
</math>
</file>

<file path=Object 6/content.xml><?xml version="1.0" encoding="utf-8"?>
<math xmlns="http://www.w3.org/1998/Math/MathML" display="block">
  <semantics>
    <mrow>
      <msub>
        <mi>N</mi>
        <mi>j</mi>
      </msub>
      <mo stretchy="false">=</mo>
      <msub>
        <mi>L</mi>
        <mi>j</mi>
      </msub>
    </mrow>
    <annotation encoding="StarMath 5.0">N_j = L_j</annotation>
  </semantics>
</math>
</file>

<file path=Object 7/content.xml><?xml version="1.0" encoding="utf-8"?>
<math xmlns="http://www.w3.org/1998/Math/MathML" display="block">
  <semantics>
    <mrow>
      <msub>
        <mi>N</mi>
        <mi>k</mi>
      </msub>
      <mo stretchy="false">=</mo>
      <msub>
        <mi>L</mi>
        <mi>k</mi>
      </msub>
    </mrow>
    <annotation encoding="StarMath 5.0">N_k = L_k</annotation>
  </semantics>
</math>
</file>

<file path=Object 8/content.xml><?xml version="1.0" encoding="utf-8"?>
<math xmlns="http://www.w3.org/1998/Math/MathML" display="block">
  <semantics>
    <mrow>
      <mfrac>
        <mrow>
          <mo stretchy="false">∂</mo>
          <mover accent="true">
            <msub>
              <mi>q</mi>
              <mi>x</mi>
            </msub>
            <mo stretchy="false">~</mo>
          </mover>
        </mrow>
        <mrow>
          <mo stretchy="false">∂</mo>
          <mi>x</mi>
        </mrow>
      </mfrac>
      <mo stretchy="false">=</mo>
      <mfrac>
        <mrow>
          <mo stretchy="false">∂</mo>
          <mrow>
            <mo fence="true" form="prefix" stretchy="false">(</mo>
            <mrow>
              <mrow>
                <msub>
                  <mi>N</mi>
                  <mi>i</mi>
                </msub>
                <mrow>
                  <msub>
                    <mi>q</mi>
                    <mi>i</mi>
                  </msub>
                  <mo stretchy="false">+</mo>
                  <msub>
                    <mi>N</mi>
                    <mi>j</mi>
                  </msub>
                </mrow>
                <mrow>
                  <msub>
                    <mi>q</mi>
                    <mi>j</mi>
                  </msub>
                  <mo stretchy="false">+</mo>
                  <msub>
                    <mi>N</mi>
                    <mi>k</mi>
                  </msub>
                </mrow>
                <msub>
                  <mi>q</mi>
                  <mi>k</mi>
                </msub>
              </mrow>
            </mrow>
            <mo fence="true" form="postfix" stretchy="false">)</mo>
          </mrow>
        </mrow>
        <mrow>
          <mo stretchy="false">∂</mo>
          <mi>x</mi>
        </mrow>
      </mfrac>
    </mrow>
    <annotation encoding="StarMath 5.0">{partial tilde q_x} over {partial x} = { partial    (N_i q_i + N_j q_j + N_k q_k)} over 
{partial  x }</annotation>
  </semantics>
</math>
</file>

<file path=Object 9/content.xml><?xml version="1.0" encoding="utf-8"?>
<math xmlns="http://www.w3.org/1998/Math/MathML" display="block">
  <semantics>
    <mrow>
      <mrow>
        <mfrac>
          <mrow>
            <mo stretchy="false">∂</mo>
            <mover accent="true">
              <msub>
                <mi>q</mi>
                <mi>x</mi>
              </msub>
              <mo stretchy="false">~</mo>
            </mover>
          </mrow>
          <mrow>
            <mo stretchy="false">∂</mo>
            <mi>x</mi>
          </mrow>
        </mfrac>
        <mo stretchy="false">=</mo>
        <mfrac>
          <msub>
            <mi>q</mi>
            <mi mathvariant="italic">xi</mi>
          </msub>
          <mrow>
            <mn>2</mn>
            <msup>
              <mi>A</mi>
              <mi>e</mi>
            </msup>
          </mrow>
        </mfrac>
      </mrow>
      <mrow>
        <mrow>
          <mo fence="true" form="prefix" stretchy="false">(</mo>
          <mrow>
            <mrow>
              <msub>
                <mi>y</mi>
                <mi>j</mi>
              </msub>
              <mo stretchy="false">−</mo>
              <msub>
                <mi>y</mi>
                <mi>k</mi>
              </msub>
            </mrow>
          </mrow>
          <mo fence="true" form="postfix" stretchy="false">)</mo>
        </mrow>
        <mo stretchy="false">+</mo>
        <mfrac>
          <msub>
            <mi>q</mi>
            <mi mathvariant="italic">xj</mi>
          </msub>
          <mrow>
            <mn>2</mn>
            <msup>
              <mi>A</mi>
              <mi>e</mi>
            </msup>
          </mrow>
        </mfrac>
      </mrow>
      <mrow>
        <mrow>
          <mo fence="true" form="prefix" stretchy="false">(</mo>
          <mrow>
            <mrow>
              <msub>
                <mi>y</mi>
                <mi>k</mi>
              </msub>
              <mo stretchy="false">−</mo>
              <msub>
                <mi>y</mi>
                <mi>i</mi>
              </msub>
            </mrow>
          </mrow>
          <mo fence="true" form="postfix" stretchy="false">)</mo>
        </mrow>
        <mo stretchy="false">+</mo>
        <mfrac>
          <msub>
            <mi>q</mi>
            <mi mathvariant="italic">xk</mi>
          </msub>
          <mrow>
            <mn>2</mn>
            <msup>
              <mi>A</mi>
              <mi>e</mi>
            </msup>
          </mrow>
        </mfrac>
      </mrow>
      <mrow>
        <mo fence="true" form="prefix" stretchy="false">(</mo>
        <mrow>
          <mrow>
            <msub>
              <mi>y</mi>
              <mi>i</mi>
            </msub>
            <mo stretchy="false">−</mo>
            <msub>
              <mi>y</mi>
              <mi>j</mi>
            </msub>
          </mrow>
        </mrow>
        <mo fence="true" form="postfix" stretchy="false">)</mo>
      </mrow>
    </mrow>
    <annotation encoding="StarMath 5.0">{partial tilde q_x} over {partial x}
=
q_xi over { 2A^e } ( y_j - y_k ) +
q_xj over { 2A^e } ( y_k - y_i ) +
q_xk over { 2A^e } ( y_i - y_j )


</annotation>
  </semantics>
</math>
</file>